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Результаты_5f_тестирования" style:display-name="Результаты_тестирования" style:family="table">
      <style:table-properties style:width="17cm" table:align="margins" style:writing-mode="lr-tb"/>
    </style:style>
    <style:style style:name="Результаты_5f_тестирования.A" style:display-name="Результаты_тестирования.A" style:family="table-column">
      <style:table-column-properties style:column-width="8.498cm" style:rel-column-width="32760*"/>
    </style:style>
    <style:style style:name="Результаты_5f_тестирования.B" style:display-name="Результаты_тестирования.B" style:family="table-column">
      <style:table-column-properties style:column-width="8.502cm" style:rel-column-width="32775*"/>
    </style:style>
    <style:style style:name="Результаты_5f_тестирования.A1" style:display-name="Результаты_тестирования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_5f_тестирования.B1" style:display-name="Результаты_тестирования.B1" style:family="table-cell">
      <style:table-cell-properties fo:padding="0.097cm" fo:border="0.05pt solid #000000"/>
    </style:style>
    <style:style style:name="Результаты_5f_тестирования.A2" style:display-name="Результаты_тестирования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_5f_тестирования.B2" style:display-name="Результаты_тестирован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03dc19" officeooo:paragraph-rsid="0003dc19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rsid="0003dc19" officeooo:paragraph-rsid="0003dc19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rsid="002e7a53" officeooo:paragraph-rsid="002e7a53" style:font-size-asian="14pt" style:font-size-complex="14pt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4aad08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4aad08"/>
    </style:style>
    <style:style style:name="P15" style:family="paragraph" style:parent-style-name="Table_20_Contents">
      <style:paragraph-properties fo:line-height="150%" fo:text-align="justify" style:justify-single-word="false"/>
      <style:text-properties style:font-name="Times New Roman" fo:font-size="14pt" fo:font-weight="bold" officeooo:rsid="0003dc19" officeooo:paragraph-rsid="0003dc19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03dc19" officeooo:paragraph-rsid="0003dc19" style:font-size-asian="14pt" style:font-size-complex="14pt"/>
    </style:style>
    <style:style style:name="P17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1cf67d" officeooo:paragraph-rsid="001cf67d" style:font-size-asian="14pt" style:font-size-complex="14pt"/>
    </style:style>
    <style:style style:name="P18" style:family="paragraph" style:parent-style-name="Table_20_Contents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500d77" style:font-size-asian="14pt" style:font-size-complex="14pt"/>
    </style:style>
    <style:style style:name="P20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51f7d7" style:font-size-asian="14pt" style:font-size-complex="14pt"/>
    </style:style>
    <style:style style:name="P21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500d77" officeooo:paragraph-rsid="00500d77" style:font-size-asian="14pt" style:font-size-complex="14pt"/>
    </style:style>
    <style:style style:name="P22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500d77" officeooo:paragraph-rsid="0051f7d7" style:font-size-asian="14pt" style:font-size-complex="14pt"/>
    </style:style>
    <style:style style:name="P2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officeooo:rsid="0051f7d7" officeooo:paragraph-rsid="0051f7d7" style:font-size-asian="14pt" style:font-size-complex="14pt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-0.002cm" fo:line-height="150%" fo:text-align="justify" style:justify-single-word="false" fo:text-indent="0cm" style:auto-text-indent="false"/>
      <style:text-properties fo:font-variant="normal" fo:text-transform="none" fo:color="#202122" style:font-name="Times New Roman" fo:font-size="14pt" fo:letter-spacing="normal" fo:font-style="normal" fo:font-weight="normal" officeooo:rsid="001e6fd0" officeooo:paragraph-rsid="003bb753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cm" fo:margin-right="-0.002cm" fo:line-height="150%" fo:text-align="justify" style:justify-single-word="false" fo:text-indent="0cm" style:auto-text-indent="false"/>
      <style:text-properties fo:font-variant="normal" fo:text-transform="none" fo:color="#111111" style:font-name="Times New Roman" fo:font-size="14pt" fo:letter-spacing="normal" fo:font-style="normal" fo:font-weight="normal" officeooo:rsid="001e6fd0" officeooo:paragraph-rsid="003bb753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-0.002cm" fo:line-height="150%" fo:text-align="justify" style:justify-single-word="false" fo:text-indent="0cm" style:auto-text-indent="false"/>
      <style:text-properties style:font-name="Times New Roman" officeooo:paragraph-rsid="003bb753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fo:color="#111111" style:font-name="Times New Roman" fo:font-size="14pt" fo:language="en" fo:country="US" fo:font-weight="bold" officeooo:rsid="00329169" officeooo:paragraph-rsid="00329169" style:font-size-asian="14pt" style:language-asian="ru" style:country-asian="RU" style:font-weight-asian="bold" style:font-size-complex="14pt" style:font-weight-complex="bold"/>
    </style:style>
    <style:style style:name="P29" style:family="paragraph" style:parent-style-name="Standard" style:list-style-name="L3">
      <style:paragraph-properties fo:line-height="150%" fo:text-align="justify" style:justify-single-word="false"/>
      <style:text-properties fo:color="#111111" style:font-name="Times New Roman" fo:font-size="14pt" fo:language="en" fo:country="US" fo:font-weight="normal" officeooo:rsid="00329169" officeooo:paragraph-rsid="0040cd02" style:font-size-asian="14pt" style:language-asian="ru" style:country-asian="RU" style:font-weight-asian="normal" style:font-size-complex="14pt" style:font-weight-complex="normal"/>
    </style:style>
    <style:style style:name="P30" style:family="paragraph" style:parent-style-name="Standard" style:list-style-name="L3">
      <style:paragraph-properties fo:line-height="150%" fo:text-align="justify" style:justify-single-word="false"/>
      <style:text-properties fo:color="#111111" style:font-name="Times New Roman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 style:list-style-name="L3">
      <style:paragraph-properties fo:line-height="150%" fo:text-align="justify" style:justify-single-word="false"/>
      <style:text-properties fo:color="#111111" style:font-name="Times New Roman" fo:font-size="14pt" fo:language="ru" fo:country="RU" fo:font-weight="normal" officeooo:rsid="0040cd02" officeooo:paragraph-rsid="0040cd02" style:font-size-asian="14pt" style:language-asian="ru" style:country-asian="RU" style:font-weight-asian="normal" style:font-size-complex="14pt" style:font-weight-complex="normal"/>
    </style:style>
    <style:style style:name="P32" style:family="paragraph" style:parent-style-name="Standard" style:list-style-name="L3">
      <style:paragraph-properties fo:line-height="150%" fo:text-align="justify" style:justify-single-word="false"/>
      <style:text-properties fo:color="#111111" style:font-name="Times New Roman" fo:font-size="14pt" fo:language="ru" fo:country="RU" fo:font-weight="bold" officeooo:rsid="0040cd02" officeooo:paragraph-rsid="0040cd02" style:font-size-asian="14pt" style:language-asian="ru" style:country-asian="RU" style:font-weight-asian="bold" style:font-size-complex="14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color="#111111" style:font-name="Times New Roman" fo:font-size="14pt" fo:font-style="normal" fo:font-weight="normal" officeooo:rsid="0039bf3e" officeooo:paragraph-rsid="0039bf3e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fo:color="#000000" style:font-name="Courier New1" fo:font-size="10pt" style:font-size-asian="10pt" style:font-size-complex="10pt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Courier New1" fo:font-size="10pt" style:font-size-asian="10pt" style:font-size-complex="10pt"/>
    </style:style>
    <style:style style:name="P36" style:family="paragraph" style:parent-style-name="Standard" style:list-style-name="L2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en" fo:country="US" fo:font-weight="bold" officeooo:rsid="003c116c" officeooo:paragraph-rsid="003c116c" style:font-size-asian="14pt" style:language-asian="ru" style:country-asian="RU" style:font-weight-asian="bold" style:font-size-complex="14pt" style:font-weight-complex="bold"/>
    </style:style>
    <style:style style:name="P37" style:family="paragraph" style:parent-style-name="Standard" style:list-style-name="L2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en" fo:country="US" fo:font-weight="bold" officeooo:rsid="003d945a" officeooo:paragraph-rsid="003d945a" style:font-size-asian="14pt" style:language-asian="ru" style:country-asian="RU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ru" fo:country="RU" fo:font-weight="normal" officeooo:rsid="003d945a" officeooo:paragraph-rsid="003d945a" style:font-size-asian="14pt" style:language-asian="ru" style:country-asian="RU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en" fo:country="US" fo:font-weight="normal" officeooo:rsid="00329169" officeooo:paragraph-rsid="00357a25" style:font-size-asian="14pt" style:language-asian="ru" style:country-asian="RU" style:font-weight-asian="normal" style:font-size-complex="14pt" style:font-weight-complex="normal"/>
    </style:style>
    <style:style style:name="P40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en" fo:country="US" fo:font-weight="normal" officeooo:rsid="00358f15" officeooo:paragraph-rsid="00358f15" style:font-size-asian="14pt" style:font-weight-asian="normal" style:font-size-complex="14pt"/>
    </style:style>
    <style:style style:name="P41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en" fo:country="US" fo:font-weight="bold" officeooo:rsid="0043808b" officeooo:paragraph-rsid="0043808b" style:font-size-asian="14pt" style:font-weight-asian="bold" style:font-size-complex="14pt" style:font-weight-complex="bold"/>
    </style:style>
    <style:style style:name="P42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font-weight="normal" officeooo:rsid="00329169" officeooo:paragraph-rsid="00357a25" style:font-size-asian="14pt" style:font-weight-asian="normal" style:font-size-complex="14pt"/>
    </style:style>
    <style:style style:name="P43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font-weight="bold" officeooo:rsid="00329169" officeooo:paragraph-rsid="00357a25" style:font-size-asian="14pt" style:font-weight-asian="bold" style:font-size-complex="14pt" style:font-weight-complex="bold"/>
    </style:style>
    <style:style style:name="P44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font-weight="bold" officeooo:rsid="00329169" officeooo:paragraph-rsid="00428d2d" style:font-size-asian="14pt" style:font-weight-asian="bold" style:font-size-complex="14pt" style:font-weight-complex="bold"/>
    </style:style>
    <style:style style:name="P45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font-weight="bold" officeooo:rsid="00329169" officeooo:paragraph-rsid="0043808b" style:font-size-asian="14pt" style:font-weight-asian="bold" style:font-size-complex="14pt" style:font-weight-complex="bold"/>
    </style:style>
    <style:style style:name="P46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ru" fo:country="RU" fo:font-weight="normal" officeooo:rsid="00358f15" officeooo:paragraph-rsid="00358f15" style:font-size-asian="14pt" style:language-asian="ru" style:country-asian="RU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8be00" officeooo:paragraph-rsid="0008be00" style:font-size-asian="14pt" style:language-asian="ru" style:country-asian="RU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font-style="italic" fo:font-weight="bold" officeooo:paragraph-rsid="0003dc19" style:font-size-asian="14pt" style:font-style-asian="italic" style:font-weight-asian="bold" style:font-size-complex="14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4d234c" officeooo:paragraph-rsid="004d234c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3bb753" officeooo:paragraph-rsid="003bb753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rsid="000c7f6f" officeooo:paragraph-rsid="001e6fd0" style:font-size-asian="14pt" style:font-weight-asian="bold" style:font-size-complex="14pt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rsid="001e6fd0" officeooo:paragraph-rsid="001e6fd0" style:font-size-asian="14pt" style:font-weight-asian="bold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style:font-name="Times New Roman" fo:font-size="14pt" fo:font-weight="bold" officeooo:rsid="000c7f6f" officeooo:paragraph-rsid="000c7f6f" style:font-size-asian="14pt" style:font-weight-asian="bold" style:font-size-complex="14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bold" officeooo:rsid="0004faca" officeooo:paragraph-rsid="001f5cb5" style:font-size-asian="14pt" style:font-weight-asian="bold" style:font-size-complex="14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Courier New1" fo:font-size="10pt" style:font-size-asian="10pt" style:font-size-complex="10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000000" style:font-name="Times New Roman" fo:font-size="14pt" fo:language="ru" fo:country="RU" officeooo:paragraph-rsid="0004faca" style:font-size-asian="14pt" style:language-asian="ru" style:country-asian="RU" style:font-size-complex="14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officeooo:rsid="003bb753" officeooo:paragraph-rsid="004e5c6d"/>
    </style:style>
    <style:style style:name="P5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font-variant="normal" fo:text-transform="none" fo:color="#111111" style:font-name="Times New Roman" fo:font-size="14pt" fo:letter-spacing="normal" fo:font-style="normal" fo:font-weight="normal" officeooo:rsid="001e6fd0" officeooo:paragraph-rsid="003bb753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reak-before="page" fo:background-color="transparent" style:writing-mode="lr-tb"/>
      <style:text-properties style:font-name="Times New Roman" officeooo:rsid="003bb753" officeooo:paragraph-rsid="004e5c6d"/>
    </style:style>
    <style:style style:name="P6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3c116c" officeooo:paragraph-rsid="003c116c" style:font-size-asian="14pt" style:language-asian="ru" style:country-asian="RU" style:font-weight-asian="normal" style:font-size-complex="14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color="#000000" style:font-name="Times New Roman" fo:font-size="14pt" fo:language="en" fo:country="US" fo:font-weight="bold" officeooo:rsid="003e3a31" officeooo:paragraph-rsid="003e3a31" style:font-size-asian="14pt" style:language-asian="ru" style:country-asian="RU" style:font-weight-asian="bold" style:font-size-complex="14pt" style:font-weight-complex="bold"/>
    </style:style>
    <style:style style:name="P6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3e3a31" officeooo:paragraph-rsid="003e3a31" style:font-size-asian="14pt" style:language-asian="ru" style:country-asian="RU" style:font-weight-asian="normal" style:font-size-complex="14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color="#111111" style:font-name="Times New Roman" fo:font-size="14pt" fo:font-style="normal" fo:font-weight="bold" officeooo:rsid="00471932" officeooo:paragraph-rsid="00471932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color="#111111" style:font-name="Times New Roman" fo:font-size="14pt" fo:font-style="normal" fo:font-weight="normal" officeooo:rsid="00483034" officeooo:paragraph-rsid="00483034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color="#111111" style:font-name="Times New Roman" fo:font-size="14pt" fo:font-style="normal" fo:font-weight="normal" officeooo:rsid="0039bf3e" officeooo:paragraph-rsid="0039bf3e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7cm" style:auto-text-indent="false" fo:background-color="transparent" style:writing-mode="lr-tb"/>
      <style:text-properties fo:font-variant="normal" fo:text-transform="none" fo:color="#202122" style:font-name="Times New Roman" fo:font-size="14pt" fo:letter-spacing="normal" fo:font-style="normal" fo:font-weight="normal" officeooo:paragraph-rsid="003bb753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.7cm" style:auto-text-indent="false" style:page-number="auto" fo:background-color="transparent" style:writing-mode="lr-tb"/>
      <style:text-properties fo:font-variant="normal" fo:text-transform="none" fo:color="#202122" style:font-name="Times New Roman" fo:font-size="14pt" fo:letter-spacing="normal" fo:font-style="normal" fo:font-weight="normal" officeooo:paragraph-rsid="003bb753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Heading_20_1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reak-before="page" fo:background-color="transparent" fo:keep-with-next="always" style:writing-mode="lr-tb"/>
      <style:text-properties fo:color="#111111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101cm" style:auto-text-indent="false" fo:background-color="transparent" fo:padding="0cm" fo:border="none" style:writing-mode="lr-tb"/>
      <style:text-properties fo:font-variant="normal" fo:text-transform="none" fo:color="#111111" style:font-name="Times New Roman" fo:font-size="14pt" fo:letter-spacing="normal" fo:font-style="normal" fo:font-weight="normal" officeooo:rsid="001e6fd0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Text_20_body" style:list-style-name="" style:master-page-name="">
      <loext:graphic-properties draw:fill="none"/>
      <style:paragraph-properties fo:margin-left="0cm" fo:margin-right="0cm" fo:margin-top="0.265cm" fo:margin-bottom="0.265cm" loext:contextual-spacing="false" fo:line-height="150%" fo:text-align="justify" style:justify-single-word="false" fo:orphans="2" fo:widows="2" fo:text-indent="1.3cm" style:auto-text-indent="false" style:page-number="auto" fo:background-color="transparent" fo:padding="0cm" fo:border="none" style:writing-mode="lr-tb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1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.7cm" style:auto-text-indent="false" fo:background-color="transparent" fo:padding="0cm" fo:border="none" style:writing-mode="lr-tb"/>
      <style:text-properties fo:font-variant="normal" fo:text-transform="none" fo:color="#2021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03dc19" style:font-weight-complex="normal"/>
    </style:style>
    <style:style style:name="T3" style:family="text">
      <style:text-properties fo:text-transform="uppercase" officeooo:rsid="004aad08" style:font-weight-complex="normal"/>
    </style:style>
    <style:style style:name="T4" style:family="text">
      <style:text-properties fo:text-transform="uppercase" officeooo:rsid="004b26d8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fo:color="#000000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officeooo:rsid="0003dc19" style:font-size-asian="14pt" style:font-weight-asian="bold" style:font-size-complex="14pt"/>
    </style:style>
    <style:style style:name="T11" style:family="text">
      <style:text-properties fo:color="#000000" fo:font-size="14pt" officeooo:rsid="0003dc19" style:font-size-asian="14pt" style:font-size-complex="14pt"/>
    </style:style>
    <style:style style:name="T12" style:family="text">
      <style:text-properties fo:color="#000000" fo:font-size="14pt" fo:language="en" fo:country="US" fo:font-weight="bold" officeooo:rsid="003a7feb" style:font-size-asian="14pt" style:font-weight-asian="bold" style:font-size-complex="14pt"/>
    </style:style>
    <style:style style:name="T13" style:family="text">
      <style:text-properties fo:color="#000000" fo:font-size="14pt" fo:language="ru" fo:country="RU" fo:font-weight="bold" officeooo:rsid="00471932" style:font-size-asian="14pt" style:language-asian="ru" style:country-asian="RU" style:font-weight-asian="bold" style:font-size-complex="14pt"/>
    </style:style>
    <style:style style:name="T14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size-complex="14pt"/>
    </style:style>
    <style:style style:name="T15" style:family="text">
      <style:text-properties fo:color="#000000" style:font-name="Times New Roman" fo:font-size="14pt" fo:language="ru" fo:country="RU" fo:font-weight="bold" officeooo:rsid="00471932" style:font-size-asian="14pt" style:language-asian="ru" style:country-asian="RU" style:font-weight-asian="bold" style:font-size-complex="14pt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fo:color="#000000" fo:font-size="14pt" officeooo:rsid="00229a1f" style:font-size-asian="14pt" style:font-size-complex="14pt"/>
    </style:style>
    <style:style style:name="T18" style:family="text">
      <style:text-properties fo:font-variant="normal" fo:text-transform="none" fo:color="#000000" fo:font-size="14pt" officeooo:rsid="003a7feb" style:font-size-asian="14pt" style:font-size-complex="14pt"/>
    </style:style>
    <style:style style:name="T19" style:family="text">
      <style:text-properties fo:font-variant="normal" fo:text-transform="none" fo:color="#000000" fo:font-size="14pt" fo:letter-spacing="normal" fo:language="en" fo:country="US" fo:font-style="normal" fo:font-weight="normal" fo:background-color="transparent" loext:char-shading-value="0" style:font-size-asian="14pt" style:language-asian="ru" style:country-asian="RU" style:font-style-asian="italic" style:font-weight-asian="normal" style:font-size-complex="14pt" style:font-weight-complex="normal"/>
    </style:style>
    <style:style style:name="T20" style:family="text">
      <style:text-properties fo:font-variant="normal" fo:text-transform="none" fo:color="#000000" fo:font-size="14pt" fo:letter-spacing="normal" fo:language="en" fo:country="US" fo:font-style="normal" fo:font-weight="normal" officeooo:rsid="003132b3" fo:background-color="transparent" loext:char-shading-value="0" style:font-size-asian="14pt" style:language-asian="ru" style:country-asian="RU" style:font-style-asian="italic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Times New Roman1" fo:font-size="14pt" fo:letter-spacing="normal" fo:font-style="normal" fo:background-color="transparent" loext:char-shading-value="0" style:font-size-asian="14pt" style:language-asian="ru" style:country-asian="RU" style:font-style-asian="italic" style:font-size-complex="14pt" style:font-weight-complex="normal"/>
    </style:style>
    <style:style style:name="T22" style:family="text">
      <style:text-properties fo:font-variant="normal" fo:text-transform="none" fo:color="#000000" style:font-name="Times New Roman1" fo:font-size="14pt" fo:letter-spacing="normal" fo:font-style="normal" officeooo:rsid="003132b3" fo:background-color="transparent" loext:char-shading-value="0" style:font-size-asian="14pt" style:language-asian="ru" style:country-asian="RU" style:font-style-asian="italic" style:font-size-complex="14pt" style:font-weight-complex="normal"/>
    </style:style>
    <style:style style:name="T23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fo:background-color="transparent" loext:char-shading-value="0" style:font-size-asian="14pt" style:language-asian="ru" style:country-asian="RU" style:font-style-asian="italic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3132b3" fo:background-color="transparent" loext:char-shading-value="0" style:font-size-asian="14pt" style:language-asian="ru" style:country-asian="RU" style:font-style-asian="italic" style:font-weight-asian="normal" style:font-size-complex="14pt" style:font-weight-complex="normal"/>
    </style:style>
    <style:style style:name="T25" style:family="text">
      <style:text-properties fo:font-variant="normal" fo:text-transform="none" fo:color="#111111" style:font-name="Times New Roman" fo:font-size="14pt" fo:letter-spacing="normal" fo:font-style="normal" fo:font-weight="normal" officeooo:rsid="001e6fd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111111" style:font-name="Times New Roman" fo:font-size="14pt" fo:letter-spacing="normal" fo:font-style="normal" fo:font-weight="normal" officeooo:rsid="00471932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111111" style:text-line-through-style="none" style:text-line-through-type="none" style:font-name="Times New Roman" fo:font-size="14pt" fo:letter-spacing="normal" fo:font-style="normal" style:text-underline-style="none" fo:font-weight="normal" officeooo:rsid="001e6fd0" style:text-blinking="false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111111" style:text-line-through-style="none" style:text-line-through-type="none" fo:font-size="14pt" fo:letter-spacing="normal" fo:font-style="normal" style:text-underline-style="none" fo:font-weight="normal" officeooo:rsid="001e6fd0" style:text-blinking="fals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111111" fo:font-size="14pt" fo:letter-spacing="normal" fo:font-style="normal" fo:font-weight="normal" officeooo:rsid="001e6fd0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111111" fo:font-size="14pt" fo:letter-spacing="normal" fo:font-style="normal" fo:font-weight="normal" officeooo:rsid="00471932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222222" style:text-position="-33% 80%" fo:letter-spacing="normal"/>
    </style:style>
    <style:style style:name="T32" style:family="text">
      <style:text-properties fo:font-variant="normal" fo:text-transform="none" fo:color="#222222" style:text-position="-33% 80%" fo:letter-spacing="normal" fo:font-style="normal" style:font-style-asian="normal" style:font-style-complex="normal"/>
    </style:style>
    <style:style style:name="T33" style:family="text">
      <style:text-properties fo:font-variant="normal" fo:text-transform="none" fo:color="#222222" style:text-position="-33% 80%" style:font-name="Times New Roman" fo:letter-spacing="normal" fo:font-style="normal" style:font-style-asian="normal" style:font-style-complex="normal"/>
    </style:style>
    <style:style style:name="T34" style:family="text">
      <style:text-properties fo:font-variant="normal" fo:text-transform="none" fo:color="#222222" fo:letter-spacing="normal"/>
    </style:style>
    <style:style style:name="T35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36" style:family="text"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T37" style:family="text">
      <style:text-properties fo:font-variant="normal" fo:text-transform="none" fo:color="#202122" style:font-name="Times New Roman" fo:font-size="14pt" fo:letter-spacing="normal" fo:font-style="normal" fo:font-weight="normal" officeooo:rsid="001e6fd0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202122" style:font-name="Times New Roman" fo:font-size="14pt" fo:letter-spacing="normal" fo:font-style="normal" fo:font-weight="normal" officeooo:rsid="00471932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202122" fo:font-size="14pt" fo:letter-spacing="normal" fo:font-style="normal" fo:font-weight="normal" officeooo:rsid="001e6fd0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202122" fo:font-size="14pt" fo:letter-spacing="normal" fo:font-style="normal" fo:font-weight="normal" officeooo:rsid="00471932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24292e" fo:letter-spacing="normal" fo:font-style="normal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officeooo:rsid="00329169"/>
    </style:style>
    <style:style style:name="T44" style:family="text">
      <style:text-properties fo:color="#808080"/>
    </style:style>
    <style:style style:name="T45" style:family="text">
      <style:text-properties fo:color="#a31515"/>
    </style:style>
    <style:style style:name="T46" style:family="text">
      <style:text-properties fo:color="#0000ff"/>
    </style:style>
    <style:style style:name="T47" style:family="text">
      <style:text-properties fo:language="en" fo:country="US"/>
    </style:style>
    <style:style style:name="T48" style:family="text">
      <style:text-properties fo:language="en" fo:country="US" fo:font-weight="bold" style:font-weight-asian="bold" style:font-weight-complex="bold"/>
    </style:style>
    <style:style style:name="T49" style:family="text">
      <style:text-properties fo:language="en" fo:country="US" officeooo:rsid="00329169"/>
    </style:style>
    <style:style style:name="T50" style:family="text">
      <style:text-properties fo:language="en" fo:country="US" officeooo:rsid="00428d2d"/>
    </style:style>
    <style:style style:name="T51" style:family="text">
      <style:text-properties fo:language="en" fo:country="US" fo:font-weight="normal" officeooo:rsid="00428d2d" style:font-weight-asian="normal" style:font-weight-complex="normal"/>
    </style:style>
    <style:style style:name="T52" style:family="text">
      <style:text-properties fo:language="en" fo:country="US" fo:font-weight="normal" officeooo:rsid="0043808b" style:font-weight-asian="normal" style:font-weight-complex="normal"/>
    </style:style>
    <style:style style:name="T53" style:family="text">
      <style:text-properties fo:color="#2b91af"/>
    </style:style>
    <style:style style:name="T54" style:family="text">
      <style:text-properties fo:color="#008080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357a25"/>
    </style:style>
    <style:style style:name="T57" style:family="text">
      <style:text-properties fo:language="ru" fo:country="RU" officeooo:rsid="00357a25" style:language-asian="ru" style:country-asian="RU" style:font-name-complex="Times New Roman"/>
    </style:style>
    <style:style style:name="T58" style:family="text">
      <style:text-properties fo:language="ru" fo:country="RU" fo:font-weight="bold" officeooo:rsid="00357a25" style:language-asian="ru" style:country-asian="RU" style:font-weight-asian="bold" style:font-name-complex="Times New Roman" style:font-weight-complex="bold"/>
    </style:style>
    <style:style style:name="T59" style:family="text">
      <style:text-properties fo:language="ru" fo:country="RU" fo:font-weight="normal" style:font-weight-asian="normal" style:font-weight-complex="normal"/>
    </style:style>
    <style:style style:name="T60" style:family="text">
      <style:text-properties fo:language="ru" fo:country="RU" fo:font-weight="normal" officeooo:rsid="003d945a" style:font-weight-asian="normal" style:font-weight-complex="normal"/>
    </style:style>
    <style:style style:name="T61" style:family="text">
      <style:text-properties fo:language="ru" fo:country="RU" fo:font-weight="normal" officeooo:rsid="003f2f32" style:font-weight-asian="normal" style:font-weight-complex="normal"/>
    </style:style>
    <style:style style:name="T62" style:family="text">
      <style:text-properties fo:language="ru" fo:country="RU" fo:font-weight="normal" officeooo:rsid="00428d2d" style:font-weight-asian="normal" style:font-weight-complex="normal"/>
    </style:style>
    <style:style style:name="T63" style:family="text">
      <style:text-properties fo:language="ru" fo:country="RU" fo:font-weight="normal" officeooo:rsid="0043808b" style:font-weight-asian="normal" style:font-weight-complex="normal"/>
    </style:style>
    <style:style style:name="T64" style:family="text">
      <style:text-properties fo:language="ru" fo:country="RU" officeooo:rsid="00428d2d"/>
    </style:style>
    <style:style style:name="T65" style:family="text">
      <style:text-properties officeooo:rsid="00357a25"/>
    </style:style>
    <style:style style:name="T66" style:family="text">
      <style:text-properties style:language-asian="ru" style:country-asian="RU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language-asian="ru" style:country-asian="RU" style:font-weight-asian="bold" style:font-weight-complex="bold"/>
    </style:style>
    <style:style style:name="T69" style:family="text">
      <style:text-properties fo:font-weight="bold" officeooo:rsid="00357a25" style:language-asian="ru" style:country-asian="RU" style:font-weight-asian="bold" style:font-weight-complex="bold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428d2d" style:font-weight-asian="normal" style:font-weight-complex="normal"/>
    </style:style>
    <style:style style:name="T72" style:family="text">
      <style:text-properties officeooo:rsid="0040cd02"/>
    </style:style>
    <style:style style:name="T73" style:family="text">
      <style:text-properties officeooo:rsid="00428d2d"/>
    </style:style>
    <style:style style:name="T74" style:family="text">
      <style:text-properties officeooo:rsid="0047108d"/>
    </style:style>
    <style:style style:name="T75" style:family="text">
      <style:text-properties officeooo:rsid="00493aba"/>
    </style:style>
    <style:style style:name="T76" style:family="text">
      <style:text-properties officeooo:rsid="003291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6">Кафедра </text:span><text:span text:style-name="T10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12"><text:span text:style-name="Название_20_книги"><text:span text:style-name="T1">отчет</text:span></text:span></text:p>
      <text:p text:style-name="P3"><text:span text:style-name="T6">по лабораторной работе</text:span><text:span text:style-name="T7"> </text:span><text:span text:style-name="T9">№</text:span><text:span text:style-name="T12">5</text:span></text:p>
      <text:p text:style-name="P3"><text:span text:style-name="T6">по дисциплине </text:span><text:span text:style-name="T9">«</text:span><text:span text:style-name="T10">Алгоритмы и структуры данных</text:span><text:span text:style-name="T9">»</text:span></text:p>
      <text:p text:style-name="P3"><text:span text:style-name="Название_20_книги"><text:span text:style-name="T16">Тема: </text:span></text:span><text:span text:style-name="Название_20_книги"><text:span text:style-name="T17"><text:s/></text:span></text:span><text:span text:style-name="Название_20_книги"><text:span text:style-name="T18">Бинарные деревья поиска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. </text:span><text:span text:style-name="T11">9382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Павлов Р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53">Цель <text:span text:style-name="T74">работы</text:span></text:p>
      <text:p text:style-name="P50">Построение БДП и выполнение над ним операций, указанных в задании.</text:p>
      <text:p text:style-name="P51"/>
      <text:p text:style-name="P52">Основные теоретические сведения</text:p>
      <text:p text:style-name="P27"><text:span text:style-name="T29"><text:tab/></text:span><text:span text:style-name="T30">Бинар</text:span><text:span text:style-name="T39">ное дерево поиска — это </text:span><text:span text:style-name="T40">бинар</text:span><text:span text:style-name="T28">ное дерево</text:span><text:span text:style-name="T39">, для которого выполняются следующие дополнительные условия (свойства дерева поиска):</text:span></text:p>
      <text:p text:style-name="P25"/>
      <text:list xml:id="list2105146710" text:style-name="L1">
        <text:list-item>
          <text:p text:style-name="P67">Оба поддерева — левое и правое — являются двоичными деревьями поиска.</text:p>
        </text:list-item>
        <text:list-item>
          <text:p text:style-name="P66">У всех узлов левого поддерева произвольного узла X значения ключей данных меньше либо равны, нежели значение ключа данных самого узла X.</text:p>
        </text:list-item>
        <text:list-item>
          <text:h text:style-name="P71" text:outline-level="3">У всех узлов правого поддерева произвольного узла X значения ключей данных больше либо равны, нежели значение ключа данных самого узла X.</text:h>
          <text:h text:style-name="P69" text:outline-level="3"/>
        </text:list-item>
      </text:list>
      <text:p text:style-name="P26"/>
      <text:p text:style-name="P58">Декартово дерево - это структура данных, объединяющая в себе бинарное дерево поиска и бинарную кучу (отсюда и второе её название: treap (tree+heap) и дерамида (дерево+пирамида).</text:p>
      <text:h text:style-name="P70" text:outline-level="3"><text:span text:style-name="T35">Более строго, это структура данных, которая хранит пары (X,Y) в виде бинарного дерева таким образом, что она является бинарным деревом поиска по x и бинарной пирамидой по y. Предполагая, что все X и все Y являются различными, получаем, что если некоторый элемент дерева содержит (X</text:span><text:span text:style-name="T32">0</text:span><text:span text:style-name="T35">,Y</text:span><text:span text:style-name="T32">0</text:span><text:span text:style-name="T35">), то у всех элементов в левом поддереве X &lt; X</text:span><text:span text:style-name="T32">0</text:span><text:span text:style-name="T35">, у всех элементов в правом поддереве X &gt; X</text:span><text:span text:style-name="T32">0</text:span><text:span text:style-name="T35">, а также и в левом, и в правом поддереве имеем: Y &lt; Y</text:span><text:span text:style-name="T32">0</text:span><text:span text:style-name="T35">.</text:span></text:h>
      <text:p text:style-name="P54"><text:tab/></text:p>
      <text:p text:style-name="P54"><text:tab/>Задание</text:p>
      <text:p text:style-name="P57"><text:span text:style-name="T20">1</text:span><text:span text:style-name="T19">4) БДП: Рандомизированная дерамида поиска (treap); <text:s/>действие: 1+2в</text:span></text:p>
      <text:p text:style-name="P59"><text:span text:style-name="T13">Описание алгоритма</text:span></text:p>
      <text:p text:style-name="P60">Создание и работа со списком базируются на двух основных операциях, применимых к дерамиде: <text:span text:style-name="T48">merge</text:span><text:span text:style-name="T47"> </text:span>и <text:span text:style-name="T48">split</text:span></text:p>
      <text:list xml:id="list4091040538" text:style-name="L2">
        <text:list-item>
          <text:p text:style-name="P36">merge<text:span text:style-name="T70"> – </text:span><text:span text:style-name="T59">функция слияния двух дерамид. Деревья корректно сливаются только при условии, что две поданных на вход дерамиды расположены таким образом, что все ключи второй дерамиды больше, чем все ключи первой. </text:span><text:span text:style-name="T60">Сравниваются значения (приоритеты) листьев, а не их ключи. В зависимости от этого в корень устанавливается текущий корневой элемент либо правой, либо левой ветви, а другая ветвь «скользит» по правой/левой ветви нового корня <text:s/>до тех пор, пока её корневой элемент не станет больше по приоритету, чем элемент ветви, по которой он «скользит». </text:span><text:span text:style-name="T61">Возвращает указатель на полученное в результате обработки дерево.</text:span></text:p>
        </text:list-item>
        <text:list-item>
          <text:p text:style-name="P37">split<text:span text:style-name="T70"> – </text:span><text:span text:style-name="T59">функция разбиения дерамиды на два поддерева по ключу. В данной функции осуществляется поиск элемента по ключу, возвращается пара указателей — на дерево, в котором все элементы по ключу меньше, чем искомое значение, и дерево, в котором содержится (если существует в дереве вообще) элемент с таким ключом и все элементы с ключом большим, чем искомый. На самом деле дерево не разбивается (указатели не удаляются), лишь осуществляется поиск подходящих указателей.</text:span></text:p>
        </text:list-item>
      </text:list>
      <text:p text:style-name="P38"/>
      <text:p text:style-name="P61"><text:span text:style-name="T59">Добавление элемента осуществляется разбиением дерева по указанному ключу </text:span><text:span text:style-name="T61">и слиянием левого поддерева с добавляемым элементом, а затем — слиянием результата с правым поддеревом.</text:span></text:p>
      <text:p text:style-name="P38"/>
      <text:p text:style-name="P62">Удаление элемента осуществляется слиянием поддеревьев элемента с указанным ключом (если он есть, если нет — поддеревьев с элементами меньше и больше него соответственно) и креплением результата к меньшему (по ключу) элементу, идущему перед ним. При этом освобождается память, выделенная под предыдущий элемент с ткаим ключом, если он до этого существовал.</text:p>
      <text:p text:style-name="P56"><text:soft-page-break/></text:p>
      <text:p text:style-name="P47"><text:span text:style-name="T41">Описание функций и структур данных</text:span></text:p>
      <text:list xml:id="list2518015886" text:style-name="L3">
        <text:list-item>
          <text:p text:style-name="P28"><text:span text:style-name="T55">template</text:span> &lt;typename T&gt; struct Pair {</text:p>
          <text:p text:style-name="P30"><text:tab/>T x;</text:p>
          <text:p text:style-name="P30"><text:tab/>T y;</text:p>
          <text:p text:style-name="P30"/>
          <text:p text:style-name="P30"><text:tab/>Pair(T x, T y) : x(x), y(y) {}</text:p>
          <text:p text:style-name="P29"><text:span text:style-name="T67">};</text:span> –</text:p>
          <text:p text:style-name="P31">структура из пары значений (здесь используется либо пара значений <text:span text:style-name="T48">int</text:span><text:span text:style-name="T47">, </text:span>либо пара указателей на <text:span text:style-name="T48">Node</text:span>)</text:p>
        </text:list-item>
        <text:list-item>
          <text:p text:style-name="P32">struct Node {</text:p>
          <text:p text:style-name="P30"><text:tab/>Pair&lt;int&gt; p;</text:p>
          <text:p text:style-name="P30"><text:tab/>Node* l, * r;</text:p>
          <text:p text:style-name="P30"/>
          <text:p text:style-name="P30"><text:tab/>Node(int x, int y) : p(Pair&lt;int&gt;(x, y)), l(nullptr), r(nullptr) {}</text:p>
          <text:p text:style-name="P30"><text:tab/>Node(int x, int y, Node* l, Node* r) : p(Pair&lt;int&gt;(x, y)), l(l), r(r) {}</text:p>
          <text:p text:style-name="P31"><text:span text:style-name="T67">};</text:span> <text:span text:style-name="T49">–</text:span></text:p>
          <text:p text:style-name="P31"><text:span text:style-name="T76">С</text:span>труктура узла дерамиды. Содержит пару целочисленных значений и указатели на левое и правое поддеревья, а также два конструктора.</text:p>
        </text:list-item>
        <text:list-item>
          <text:p text:style-name="P39"><text:span text:style-name="T67">void indent(int n)</text:span> – <text:span text:style-name="T56">вывод отступа, соответствующего глубине рекурсии; </text:span><text:span text:style-name="T65">n – </text:span><text:span text:style-name="T56">глубина рекурсии</text:span></text:p>
        </text:list-item>
        <text:list-item>
          <text:p text:style-name="P42"><text:span text:style-name="T58">template</text:span><text:span text:style-name="T67"> &lt;typename T&gt; void writeToFile(const string filename, const T arg)</text:span> — <text:span text:style-name="T73">запись в файл данных типа </text:span><text:span text:style-name="T50">T; filename – </text:span><text:span text:style-name="T64">имя файла для записи, </text:span><text:span text:style-name="T50">arg – </text:span><text:span text:style-name="T64">данные, которые будут записаны</text:span></text:p>
        </text:list-item>
        <text:list-item>
          <text:p text:style-name="P43"><text:span text:style-name="T57">void</text:span> dispose(Node* t) —<text:span text:style-name="T70"> </text:span><text:span text:style-name="T71">освобождение памяти от данных дерамиды; </text:span><text:span text:style-name="T51">t – </text:span><text:span text:style-name="T62">указатель на корень дерева</text:span></text:p>
        </text:list-item>
        <text:list-item>
          <text:p text:style-name="P44"><text:span text:style-name="T64">bool</text:span> isIn(Node* t, int k)<text:span text:style-name="T70"> — </text:span><text:span text:style-name="T71">проверка на вхождение элемента с указанным ключом в дерамиду; </text:span><text:span text:style-name="T51">t <text:s/>- </text:span><text:span text:style-name="T62">указатель на корень дерева, </text:span><text:span text:style-name="T51">k – </text:span><text:span text:style-name="T62">ключ искомого элемента</text:span></text:p>
        </text:list-item>
        <text:list-item>
          <text:p text:style-name="P45"><text:soft-page-break/><text:span text:style-name="T64">Node</text:span>* merge(Node* l, Node* r, int&amp; depth)<text:span text:style-name="T64"> </text:span><text:span text:style-name="T62">— </text:span><text:span text:style-name="T63">слияние двух поддеревьев; </text:span><text:span text:style-name="T52">l – </text:span><text:span text:style-name="T63">указатель на «левое» поддерево, </text:span><text:span text:style-name="T52">r - <text:s/></text:span><text:span text:style-name="T63">указатель на «правое» поддерево, </text:span><text:span text:style-name="T52">depth – </text:span><text:span text:style-name="T63">сслыка на счётчик, отслеживающий глубину</text:span></text:p>
        </text:list-item>
        <text:list-item>
          <text:p text:style-name="P41">Pair&lt;Node*&gt; split(Node* t, int k, int&amp; depth) —<text:span text:style-name="T55"> </text:span><text:span text:style-name="T59">разбиение дерева по ключу; </text:span><text:span text:style-name="T71">t – </text:span><text:span text:style-name="T62">указатель на корень дерева, </text:span><text:span text:style-name="T70">k – </text:span><text:span text:style-name="T59">ключ, по которому разбивается дерамида, </text:span><text:span text:style-name="T70">depth – </text:span><text:span text:style-name="T59">сслыка на счётчик, отслеживающий глубину</text:span></text:p>
        </text:list-item>
        <text:list-item>
          <text:p text:style-name="P41"><text:span text:style-name="T55">Node</text:span>* add(Node* t, int k, int v)<text:span text:style-name="T59"> — добавление элемента в дерамиду; </text:span><text:span text:style-name="T71">t – </text:span><text:span text:style-name="T62">указатель на корень дерева, </text:span><text:span text:style-name="T70">k – </text:span><text:span text:style-name="T59">ключ добавляемого элемента, </text:span><text:span text:style-name="T70">v – </text:span><text:span text:style-name="T59">значение добавляемого элемента</text:span></text:p>
        </text:list-item>
        <text:list-item>
          <text:p text:style-name="P41"><text:span text:style-name="T55">Node</text:span>* remove(Node* t, int k, int&amp; depth)<text:span text:style-name="T70"> – </text:span><text:span text:style-name="T59">удаление элемента из дерамиды; <text:s/></text:span><text:span text:style-name="T71">t – </text:span><text:span text:style-name="T62">указатель на корень дерева, </text:span><text:span text:style-name="T70">k – </text:span><text:span text:style-name="T59">ключ удаляемого элемента, </text:span><text:span text:style-name="T70">depth – </text:span><text:span text:style-name="T59">сслыка на счётчик, отслеживающий глубину</text:span></text:p>
        </text:list-item>
        <text:list-item>
          <text:p text:style-name="P41"><text:span text:style-name="T55">void</text:span> printTreap(Node* t, int&amp; depth)<text:span text:style-name="T70"> – </text:span><text:span text:style-name="T59">вывод дерамиды на экран в наглядной форме; <text:s/></text:span><text:span text:style-name="T71">t – </text:span><text:span text:style-name="T62">указатель на корень дерева, </text:span><text:span text:style-name="T70">depth – </text:span><text:span text:style-name="T59">сслыка на счётчик, отслеживающий глубину</text:span></text:p>
        </text:list-item>
        <text:list-item>
          <text:p text:style-name="P41"><text:span text:style-name="T55">void</text:span> printAscendingToFile(Node* t, const string&amp; filename)<text:span text:style-name="T55"> — </text:span><text:span text:style-name="T59">вывод элементов дерамиды в возрастающем порядке в файл; <text:s/></text:span><text:span text:style-name="T71">t – </text:span><text:span text:style-name="T62">указатель на корень дерева, </text:span><text:span text:style-name="T70">filename – </text:span><text:span text:style-name="T59">имя файла, в который выводятся элементы</text:span></text:p>
        </text:list-item>
        <text:list-item>
          <text:p text:style-name="P40"><text:span text:style-name="T68">int </text:span><text:span text:style-name="T69">m</text:span><text:span text:style-name="T68">ain()</text:span><text:span text:style-name="T66"> :</text:span></text:p>
          <text:list>
            <text:list-item>
              <text:p text:style-name="P46">Файловые ввод/вывод</text:p>
            </text:list-item>
            <text:list-item>
              <text:p text:style-name="P46">Консольные ввод/вывод</text:p>
            </text:list-item>
            <text:list-item>
              <text:p text:style-name="P46"><text:span text:style-name="T72">В</text:span>ывод промежуточных/итоговых результатов</text:p>
            </text:list-item>
          </text:list>
        </text:list-item>
      </text:list>
      <text:h text:style-name="P68" text:outline-level="1">Тестирование</text:h>
      <text:p text:style-name="P65">Результаты тестирования представлены в таблице 1.</text:p>
      <text:p text:style-name="P33"/>
      <text:p text:style-name="P33">Таблица 1</text:p>
      <table:table table:name="Результаты_тестирования" table:style-name="Результаты_5f_тестирования">
        <table:table-column table:style-name="Результаты_5f_тестирования.A"/>
        <table:table-column table:style-name="Результаты_5f_тестирования.B"/>
        <table:table-row>
          <table:table-cell table:style-name="Результаты_5f_тестирования.A1" office:value-type="string">
            <text:p text:style-name="P15">Входные данные</text:p>
          </table:table-cell>
          <table:table-cell table:style-name="Результаты_5f_тестирования.B1" office:value-type="string">
            <text:p text:style-name="P15">Выходные данные</text:p>
          </table:table-cell>
        </table:table-row>
        <table:table-row>
          <table:table-cell table:style-name="Результаты_5f_тестирования.A2" office:value-type="string">
            <text:p text:style-name="P22">Пустой файл</text:p>
          </table:table-cell>
          <table:table-cell table:style-name="Результаты_5f_тестирования.B2" office:value-type="string">
            <text:p text:style-name="P20">File is empty or contains incorrect data.</text:p>
          </table:table-cell>
        </table:table-row>
        <table:table-row>
          <table:table-cell table:style-name="Результаты_5f_тестирования.A2" office:value-type="string">
            <text:p text:style-name="P16">1 d</text:p>
          </table:table-cell>
          <table:table-cell table:style-name="Результаты_5f_тестирования.B2" office:value-type="string">
            <text:p text:style-name="P18">File is empty or contains incorrect data.</text:p>
          </table:table-cell>
        </table:table-row>
        <table:table-row>
          <table:table-cell table:style-name="Результаты_5f_тестирования.A2" office:value-type="string">
            <text:p text:style-name="P23">a</text:p>
          </table:table-cell>
          <table:table-cell table:style-name="Результаты_5f_тестирования.B2" office:value-type="string">
            <text:p text:style-name="P18">File is empty or contains incorrect data.</text:p>
          </table:table-cell>
        </table:table-row>
        <table:table-row>
          <table:table-cell table:style-name="Результаты_5f_тестирования.A2" office:value-type="string">
            <text:p text:style-name="P23">1 3</text:p>
          </table:table-cell>
          <table:table-cell table:style-name="Результаты_5f_тестирования.B2" office:value-type="string">
            <text:p text:style-name="P17">1 <text:s/>3</text:p>
          </table:table-cell>
        </table:table-row>
        <table:table-row>
          <table:table-cell table:style-name="Результаты_5f_тестирования.A2" office:value-type="string">
            <text:p text:style-name="P17">7 9 <text:s text:c="4"/>-5 11 <text:s text:c="4"/>10 12 <text:s text:c="4"/>-1 9 <text:s text:c="4"/>0 1 <text:s text:c="4"/>2 13 <text:s text:c="4"/>11 2</text:p>
          </table:table-cell>
          <table:table-cell table:style-name="Результаты_5f_тестирования.B2" office:value-type="string">
            <text:p text:style-name="P17">-5 <text:s/>11</text:p>
            <text:p text:style-name="P17">-1 <text:s/>9</text:p>
            <text:p text:style-name="P17">0 <text:s/>1</text:p>
            <text:p text:style-name="P17">2 <text:s/>13</text:p>
            <text:p text:style-name="P17">7 <text:s/>9</text:p>
            <text:p text:style-name="P17">10 <text:s/>12</text:p>
            <text:p text:style-name="P17">11 <text:s/>2</text:p>
          </table:table-cell>
        </table:table-row>
        <table:table-row>
          <table:table-cell table:style-name="Результаты_5f_тестирования.A2" office:value-type="string">
            <text:p text:style-name="P16">7 9 <text:s text:c="4"/>-1 9 <text:s text:c="4"/>0 1 <text:s text:c="4"/>6 r <text:s text:c="4"/>-5 11</text:p>
          </table:table-cell>
          <table:table-cell table:style-name="Результаты_5f_тестирования.B2" office:value-type="string">
            <text:p text:style-name="P18">-1 <text:s/>9</text:p>
            <text:p text:style-name="P18">0 <text:s/>1</text:p>
            <text:p text:style-name="P18">7 <text:s/>9</text:p>
          </table:table-cell>
        </table:table-row>
      </table:table>
      <text:p text:style-name="P48"/>
      <text:p text:style-name="P63">Выводы</text:p>
      <text:p text:style-name="P64">В ходе выполнения работы была написана программа, строящая <text:span text:style-name="T75">БДП и выводящая его на экран, а также выводящая его элементы в файл в порядке возрастания.</text:span></text:p>
      <text:p text:style-name="P13"><text:span text:style-name="Название_20_книги"><text:span text:style-name="T2">Приложение А</text:span></text:span></text:p>
      <text:p text:style-name="P14"><text:span text:style-name="Название_20_книги"><text:span text:style-name="T2">Исходный Код </text:span></text:span><text:span text:style-name="Название_20_книги"><text:span text:style-name="T4">п</text:span></text:span><text:span text:style-name="Название_20_книги"><text:span text:style-name="T3">рограммы</text:span></text:span></text:p>
      <text:p text:style-name="P49">Название файла: <text:span text:style-name="T47">5laba.cpp</text:span></text:p>
      <text:p text:style-name="P55"><text:span text:style-name="T44">#include</text:span> <text:span text:style-name="T45">&lt;iostream&gt;</text:span></text:p>
      <text:p text:style-name="P35"><text:span text:style-name="T44">#include</text:span><text:span text:style-name="T8"> </text:span><text:span text:style-name="T45">&lt;fstream&gt;</text:span></text:p>
      <text:p text:style-name="P35"><text:span text:style-name="T44">#include</text:span><text:span text:style-name="T8"> </text:span><text:span text:style-name="T45">&lt;ctime&gt;</text:span></text:p>
      <text:p text:style-name="P34"/>
      <text:p text:style-name="P35"><text:span text:style-name="T46">using</text:span><text:span text:style-name="T8"> </text:span><text:span text:style-name="T46">namespace</text:span><text:span text:style-name="T8"> std;</text:span></text:p>
      <text:p text:style-name="P34"/>
      <text:p text:style-name="P35"><text:span text:style-name="T46">template</text:span><text:span text:style-name="T8"> &lt;</text:span><text:span text:style-name="T46">typename</text:span><text:span text:style-name="T8"> </text:span><text:span text:style-name="T53">T</text:span><text:span text:style-name="T8">&gt; </text:span><text:span text:style-name="T46">struct</text:span><text:span text:style-name="T8"> </text:span><text:span text:style-name="T53">Pair</text:span><text:span text:style-name="T8"> {</text:span></text:p>
      <text:p text:style-name="P35"><text:span text:style-name="T8"><text:tab/></text:span><text:span text:style-name="T53">T</text:span><text:span text:style-name="T8"> x;</text:span></text:p>
      <text:p text:style-name="P35"><text:span text:style-name="T8"><text:tab/></text:span><text:span text:style-name="T53">T</text:span><text:span text:style-name="T8"> y;</text:span></text:p>
      <text:p text:style-name="P34"/>
      <text:p text:style-name="P35"><text:span text:style-name="T8"><text:tab/>Pair(</text:span><text:span text:style-name="T53">T</text:span><text:span text:style-name="T8"> </text:span><text:span text:style-name="T44">x</text:span><text:span text:style-name="T8">, </text:span><text:span text:style-name="T53">T</text:span><text:span text:style-name="T8"> </text:span><text:span text:style-name="T44">y</text:span><text:span text:style-name="T8">) : x(</text:span><text:span text:style-name="T44">x</text:span><text:span text:style-name="T8">), y(</text:span><text:span text:style-name="T44">y</text:span><text:span text:style-name="T8">) {}</text:span></text:p>
      <text:p text:style-name="P34">};</text:p>
      <text:p text:style-name="P34"/>
      <text:p text:style-name="P35"><text:span text:style-name="T46">struct</text:span><text:span text:style-name="T8"> </text:span><text:span text:style-name="T53">Node</text:span><text:span text:style-name="T8"> {</text:span></text:p>
      <text:p text:style-name="P35"><text:span text:style-name="T8"><text:tab/></text:span><text:span text:style-name="T53">Pair</text:span><text:span text:style-name="T8">&lt;</text:span><text:span text:style-name="T46">int</text:span><text:span text:style-name="T8">&gt; p;</text:span></text:p>
      <text:p text:style-name="P35"><text:span text:style-name="T8"><text:tab/></text:span><text:span text:style-name="T53">Node</text:span><text:span text:style-name="T8">* l, * r;</text:span></text:p>
      <text:p text:style-name="P34"/>
      <text:p text:style-name="P35"><text:span text:style-name="T8"><text:tab/>Node(</text:span><text:span text:style-name="T46">int</text:span><text:span text:style-name="T8"> </text:span><text:span text:style-name="T44">x</text:span><text:span text:style-name="T8">, </text:span><text:span text:style-name="T46">int</text:span><text:span text:style-name="T8"> </text:span><text:span text:style-name="T44">y</text:span><text:span text:style-name="T8">) : p(</text:span><text:span text:style-name="T53">Pair</text:span><text:span text:style-name="T8">&lt;</text:span><text:span text:style-name="T46">int</text:span><text:span text:style-name="T8">&gt;(</text:span><text:span text:style-name="T44">x</text:span><text:span text:style-name="T8">, </text:span><text:span text:style-name="T44">y</text:span><text:span text:style-name="T8">)), l(</text:span><text:span text:style-name="T46">nullptr</text:span><text:span text:style-name="T8">), r(</text:span><text:span text:style-name="T46">nullptr</text:span><text:span text:style-name="T8">) {}</text:span></text:p>
      <text:p text:style-name="P35"><text:span text:style-name="T8"><text:tab/>Node(</text:span><text:span text:style-name="T46">int</text:span><text:span text:style-name="T8"> </text:span><text:span text:style-name="T44">x</text:span><text:span text:style-name="T8">, </text:span><text:span text:style-name="T46">int</text:span><text:span text:style-name="T8"> </text:span><text:span text:style-name="T44">y</text:span><text:span text:style-name="T8">, </text:span><text:span text:style-name="T53">Node</text:span><text:span text:style-name="T8">* </text:span><text:span text:style-name="T44">l</text:span><text:span text:style-name="T8">, </text:span><text:span text:style-name="T53">Node</text:span><text:span text:style-name="T8">* </text:span><text:span text:style-name="T44">r</text:span><text:span text:style-name="T8">) : p(</text:span><text:span text:style-name="T53">Pair</text:span><text:span text:style-name="T8">&lt;</text:span><text:span text:style-name="T46">int</text:span><text:span text:style-name="T8">&gt;(</text:span><text:span text:style-name="T44">x</text:span><text:span text:style-name="T8">, </text:span><text:span text:style-name="T44">y</text:span><text:span text:style-name="T8">)), l(</text:span><text:span text:style-name="T44">l</text:span><text:span text:style-name="T8">), r(</text:span><text:span text:style-name="T44">r</text:span><text:span text:style-name="T8">) {}</text:span></text:p>
      <text:p text:style-name="P34">};</text:p>
      <text:p text:style-name="P34"/>
      <text:p text:style-name="P35"><text:span text:style-name="T46">template</text:span><text:span text:style-name="T8"> &lt;</text:span><text:span text:style-name="T46">typename</text:span><text:span text:style-name="T8"> </text:span><text:span text:style-name="T53">T</text:span><text:span text:style-name="T8">&gt;</text:span></text:p>
      <text:p text:style-name="P35"><text:span text:style-name="T46">void</text:span><text:span text:style-name="T8"> writeToFile(</text:span><text:span text:style-name="T46">const</text:span><text:span text:style-name="T8"> </text:span><text:span text:style-name="T53">string</text:span><text:span text:style-name="T8"> </text:span><text:span text:style-name="T44">filename</text:span><text:span text:style-name="T8">, </text:span><text:span text:style-name="T46">const</text:span><text:span text:style-name="T8"> </text:span><text:span text:style-name="T53">T</text:span><text:span text:style-name="T8"> </text:span><text:span text:style-name="T44">arg</text:span><text:span text:style-name="T8">) {</text:span></text:p>
      <text:p text:style-name="P35"><text:span text:style-name="T8"><text:tab/></text:span><text:span text:style-name="T53">ofstream</text:span><text:span text:style-name="T8"> output;</text:span></text:p>
      <text:p text:style-name="P35"><text:span text:style-name="T8"><text:tab/>output.open(</text:span><text:span text:style-name="T44">filename</text:span><text:span text:style-name="T8">, </text:span><text:span text:style-name="T53">ios</text:span><text:span text:style-name="T8">::app);</text:span></text:p>
      <text:p text:style-name="P35"><text:span text:style-name="T8"><text:tab/>output &lt;&lt; </text:span><text:span text:style-name="T44">arg</text:span><text:span text:style-name="T8">;</text:span></text:p>
      <text:p text:style-name="P34"><text:tab/>output.close();</text:p>
      <text:p text:style-name="P34">}</text:p>
      <text:p text:style-name="P34"/>
      <text:p text:style-name="P35"><text:span text:style-name="T46">void</text:span><text:span text:style-name="T8"> indent(</text:span><text:span text:style-name="T46">int</text:span><text:span text:style-name="T8"> </text:span><text:span text:style-name="T44">n</text:span><text:span text:style-name="T8">) {</text:span></text:p>
      <text:p text:style-name="P35"><text:span text:style-name="T8"><text:tab/></text:span><text:span text:style-name="T46">for</text:span><text:span text:style-name="T8"> (</text:span><text:span text:style-name="T46">int</text:span><text:span text:style-name="T8"> i = 0; i &lt; </text:span><text:span text:style-name="T44">n</text:span><text:span text:style-name="T8">; i++) {</text:span></text:p>
      <text:p text:style-name="P35"><text:span text:style-name="T8"><text:tab/><text:tab/>cout </text:span><text:span text:style-name="T54">&lt;&lt;</text:span><text:span text:style-name="T8"> </text:span><text:span text:style-name="T45">"\t"</text:span><text:span text:style-name="T8">;</text:span></text:p>
      <text:p text:style-name="P34"><text:tab/>}</text:p>
      <text:p text:style-name="P34">}</text:p>
      <text:p text:style-name="P34"/>
      <text:p text:style-name="P35"><text:span text:style-name="T46">void</text:span><text:span text:style-name="T8"> dispose(</text:span><text:span text:style-name="T53">Node</text:span><text:span text:style-name="T8">* </text:span><text:span text:style-name="T44">t</text:span><text:span text:style-name="T8">) {</text:span></text:p>
      <text:p text:style-name="P35"><text:span text:style-name="T8"><text:tab/></text:span><text:span text:style-name="T46">if</text:span><text:span text:style-name="T8"> (</text:span><text:span text:style-name="T44">t</text:span><text:span text:style-name="T8"> == </text:span><text:span text:style-name="T46">nullptr</text:span><text:span text:style-name="T8">) {</text:span></text:p>
      <text:p text:style-name="P35"><text:span text:style-name="T8"><text:tab/><text:tab/></text:span><text:span text:style-name="T46">return</text:span><text:span text:style-name="T8">;</text:span></text:p>
      <text:p text:style-name="P34"><text:tab/>}</text:p>
      <text:p text:style-name="P35"><text:span text:style-name="T8"><text:tab/>dispose(</text:span><text:span text:style-name="T44">t</text:span><text:span text:style-name="T8">-&gt;l);</text:span></text:p>
      <text:p text:style-name="P35"><text:span text:style-name="T8"><text:tab/>dispose(</text:span><text:span text:style-name="T44">t</text:span><text:span text:style-name="T8">-&gt;r);</text:span></text:p>
      <text:p text:style-name="P35"><text:span text:style-name="T8"><text:tab/></text:span><text:span text:style-name="T46">delete</text:span><text:span text:style-name="T8"> </text:span><text:span text:style-name="T44">t</text:span><text:span text:style-name="T8">;</text:span></text:p>
      <text:p text:style-name="P34">}</text:p>
      <text:p text:style-name="P34"/>
      <text:p text:style-name="P35"><text:span text:style-name="T46">bool</text:span><text:span text:style-name="T8"> isIn(</text:span><text:span text:style-name="T53">Node</text:span><text:span text:style-name="T8">* </text:span><text:span text:style-name="T44">t</text:span><text:span text:style-name="T8">, </text:span><text:span text:style-name="T46">int</text:span><text:span text:style-name="T8"> </text:span><text:span text:style-name="T44">k</text:span><text:span text:style-name="T8">) {</text:span></text:p>
      <text:p text:style-name="P35"><text:span text:style-name="T8"><text:tab/></text:span><text:span text:style-name="T46">if</text:span><text:span text:style-name="T8"> (</text:span><text:span text:style-name="T44">t</text:span><text:span text:style-name="T8"> != </text:span><text:span text:style-name="T46">nullptr</text:span><text:span text:style-name="T8">) {</text:span></text:p>
      <text:p text:style-name="P35"><text:span text:style-name="T8"><text:tab/><text:tab/></text:span><text:span text:style-name="T46">if</text:span><text:span text:style-name="T8"> (</text:span><text:span text:style-name="T44">k</text:span><text:span text:style-name="T8"> &gt; </text:span><text:span text:style-name="T44">t</text:span><text:span text:style-name="T8">-&gt;p.x) {</text:span></text:p>
      <text:p text:style-name="P35"><text:span text:style-name="T8"><text:tab/><text:tab/><text:tab/></text:span><text:span text:style-name="T46">return</text:span><text:span text:style-name="T8"> isIn(</text:span><text:span text:style-name="T44">t</text:span><text:span text:style-name="T8">-&gt;r, </text:span><text:span text:style-name="T44">k</text:span><text:span text:style-name="T8">);</text:span></text:p>
      <text:p text:style-name="P34"><text:tab/><text:tab/>}</text:p>
      <text:p text:style-name="P35"><text:span text:style-name="T8"><text:tab/><text:tab/></text:span><text:span text:style-name="T46">else</text:span><text:span text:style-name="T8"> </text:span><text:span text:style-name="T46">if</text:span><text:span text:style-name="T8"> (</text:span><text:span text:style-name="T44">k</text:span><text:span text:style-name="T8"> &lt; </text:span><text:span text:style-name="T44">t</text:span><text:span text:style-name="T8">-&gt;p.x) {</text:span></text:p>
      <text:p text:style-name="P35"><text:span text:style-name="T8"><text:tab/><text:tab/><text:tab/></text:span><text:span text:style-name="T46">return</text:span><text:span text:style-name="T8"> isIn(</text:span><text:span text:style-name="T44">t</text:span><text:span text:style-name="T8">-&gt;l, </text:span><text:span text:style-name="T44">k</text:span><text:span text:style-name="T8">);</text:span></text:p>
      <text:p text:style-name="P34"><text:tab/><text:tab/>}</text:p>
      <text:p text:style-name="P35"><text:span text:style-name="T8"><text:tab/><text:tab/></text:span><text:span text:style-name="T46">return</text:span><text:span text:style-name="T8"> </text:span><text:span text:style-name="T46">true</text:span><text:span text:style-name="T8">;</text:span></text:p>
      <text:p text:style-name="P34"><text:tab/>}</text:p>
      <text:p text:style-name="P35"><text:span text:style-name="T8"><text:tab/></text:span><text:span text:style-name="T46">return</text:span><text:span text:style-name="T8"> </text:span><text:span text:style-name="T46">false</text:span><text:span text:style-name="T8">;</text:span></text:p>
      <text:p text:style-name="P34">}</text:p>
      <text:p text:style-name="P34"/>
      <text:p text:style-name="P35"><text:soft-page-break/><text:span text:style-name="T53">Node</text:span><text:span text:style-name="T8">* merge(</text:span><text:span text:style-name="T53">Node</text:span><text:span text:style-name="T8">* </text:span><text:span text:style-name="T44">l</text:span><text:span text:style-name="T8">, </text:span><text:span text:style-name="T53">Node</text:span><text:span text:style-name="T8">* </text:span><text:span text:style-name="T44">r</text:span><text:span text:style-name="T8">, </text:span><text:span text:style-name="T46">int</text:span><text:span text:style-name="T8">&amp; </text:span><text:span text:style-name="T44">depth</text:span><text:span text:style-name="T8">) {</text:span></text:p>
      <text:p text:style-name="P35"><text:span text:style-name="T8"><text:tab/></text:span><text:span text:style-name="T46">if</text:span><text:span text:style-name="T8"> (!</text:span><text:span text:style-name="T44">depth</text:span><text:span text:style-name="T8">) {</text:span></text:p>
      <text:p text:style-name="P35"><text:span text:style-name="T8"><text:tab/><text:tab/>cout </text:span><text:span text:style-name="T54">&lt;&lt;</text:span><text:span text:style-name="T8"> </text:span><text:span text:style-name="T45">"\nAttempting to merge trees\n"</text:span><text:span text:style-name="T8">;</text:span></text:p>
      <text:p text:style-name="P34"><text:tab/>}</text:p>
      <text:p text:style-name="P35"><text:span text:style-name="T8"><text:tab/></text:span><text:span text:style-name="T46">if</text:span><text:span text:style-name="T8"> (</text:span><text:span text:style-name="T44">l</text:span><text:span text:style-name="T8"> == </text:span><text:span text:style-name="T46">nullptr</text:span><text:span text:style-name="T8">) {</text:span></text:p>
      <text:p text:style-name="P35"><text:span text:style-name="T8"><text:tab/><text:tab/></text:span><text:span text:style-name="T46">return</text:span><text:span text:style-name="T8"> </text:span><text:span text:style-name="T44">r</text:span><text:span text:style-name="T8">;</text:span></text:p>
      <text:p text:style-name="P34"><text:tab/>}</text:p>
      <text:p text:style-name="P35"><text:span text:style-name="T8"><text:tab/></text:span><text:span text:style-name="T46">if</text:span><text:span text:style-name="T8"> (</text:span><text:span text:style-name="T44">r</text:span><text:span text:style-name="T8"> == </text:span><text:span text:style-name="T46">nullptr</text:span><text:span text:style-name="T8">) {</text:span></text:p>
      <text:p text:style-name="P35"><text:span text:style-name="T8"><text:tab/><text:tab/></text:span><text:span text:style-name="T46">return</text:span><text:span text:style-name="T8"> </text:span><text:span text:style-name="T44">l</text:span><text:span text:style-name="T8">;</text:span></text:p>
      <text:p text:style-name="P34"><text:tab/>}</text:p>
      <text:p text:style-name="P34"/>
      <text:p text:style-name="P35"><text:span text:style-name="T8"><text:tab/></text:span><text:span text:style-name="T46">if</text:span><text:span text:style-name="T8"> (</text:span><text:span text:style-name="T44">l</text:span><text:span text:style-name="T8">-&gt;p.y &gt; </text:span><text:span text:style-name="T44">r</text:span><text:span text:style-name="T8">-&gt;p.y) {</text:span></text:p>
      <text:p text:style-name="P35"><text:span text:style-name="T8"><text:tab/><text:tab/>indent(</text:span><text:span text:style-name="T44">depth</text:span><text:span text:style-name="T8">);</text:span></text:p>
      <text:p text:style-name="P35"><text:span text:style-name="T8"><text:tab/><text:tab/>cout </text:span><text:span text:style-name="T54">&lt;&lt;</text:span><text:span text:style-name="T8"> </text:span><text:span text:style-name="T45">"Merging with the right branch of <text:s/>"</text:span><text:span text:style-name="T8"> </text:span><text:span text:style-name="T54">&lt;&lt;</text:span><text:span text:style-name="T8"> </text:span><text:span text:style-name="T44">l</text:span><text:span text:style-name="T8">-&gt;p.x </text:span><text:span text:style-name="T54">&lt;&lt;</text:span><text:span text:style-name="T8"> </text:span><text:span text:style-name="T45">" <text:s/>"</text:span><text:span text:style-name="T8"> </text:span><text:span text:style-name="T54">&lt;&lt;</text:span><text:span text:style-name="T8"> </text:span><text:span text:style-name="T44">l</text:span><text:span text:style-name="T8">-&gt;p.y </text:span><text:span text:style-name="T54">&lt;&lt;</text:span><text:span text:style-name="T8"> </text:span><text:span text:style-name="T45">"\n"</text:span><text:span text:style-name="T8">;</text:span></text:p>
      <text:p text:style-name="P35"><text:span text:style-name="T8"><text:tab/><text:tab/></text:span><text:span text:style-name="T44">depth</text:span><text:span text:style-name="T8">++;</text:span></text:p>
      <text:p text:style-name="P35"><text:span text:style-name="T8"><text:tab/><text:tab/></text:span><text:span text:style-name="T44">l</text:span><text:span text:style-name="T8">-&gt;r = merge(</text:span><text:span text:style-name="T44">l</text:span><text:span text:style-name="T8">-&gt;r, </text:span><text:span text:style-name="T44">r</text:span><text:span text:style-name="T8">, </text:span><text:span text:style-name="T44">depth</text:span><text:span text:style-name="T8">);</text:span></text:p>
      <text:p text:style-name="P35"><text:span text:style-name="T8"><text:tab/><text:tab/></text:span><text:span text:style-name="T44">depth</text:span><text:span text:style-name="T8">--;</text:span></text:p>
      <text:p text:style-name="P35"><text:span text:style-name="T8"><text:tab/><text:tab/></text:span><text:span text:style-name="T46">return</text:span><text:span text:style-name="T8"> </text:span><text:span text:style-name="T44">l</text:span><text:span text:style-name="T8">;</text:span></text:p>
      <text:p text:style-name="P34"><text:tab/>}</text:p>
      <text:p text:style-name="P35"><text:span text:style-name="T8"><text:tab/>indent(</text:span><text:span text:style-name="T44">depth</text:span><text:span text:style-name="T8">);</text:span></text:p>
      <text:p text:style-name="P35"><text:span text:style-name="T8"><text:tab/>cout </text:span><text:span text:style-name="T54">&lt;&lt;</text:span><text:span text:style-name="T8"> </text:span><text:span text:style-name="T45">"Merging with the left branch of <text:s/>"</text:span><text:span text:style-name="T8"> </text:span><text:span text:style-name="T54">&lt;&lt;</text:span><text:span text:style-name="T8"> </text:span><text:span text:style-name="T44">r</text:span><text:span text:style-name="T8">-&gt;p.x </text:span><text:span text:style-name="T54">&lt;&lt;</text:span><text:span text:style-name="T8"> </text:span><text:span text:style-name="T45">" <text:s/>"</text:span><text:span text:style-name="T8"> </text:span><text:span text:style-name="T54">&lt;&lt;</text:span><text:span text:style-name="T8"> </text:span><text:span text:style-name="T44">r</text:span><text:span text:style-name="T8">-&gt;p.y </text:span><text:span text:style-name="T54">&lt;&lt;</text:span><text:span text:style-name="T8"> </text:span><text:span text:style-name="T45">"\n"</text:span><text:span text:style-name="T8">;</text:span></text:p>
      <text:p text:style-name="P35"><text:span text:style-name="T8"><text:tab/></text:span><text:span text:style-name="T44">depth</text:span><text:span text:style-name="T8">++;</text:span></text:p>
      <text:p text:style-name="P35"><text:span text:style-name="T8"><text:tab/></text:span><text:span text:style-name="T44">r</text:span><text:span text:style-name="T8">-&gt;l = merge(</text:span><text:span text:style-name="T44">l</text:span><text:span text:style-name="T8">, </text:span><text:span text:style-name="T44">r</text:span><text:span text:style-name="T8">-&gt;l, </text:span><text:span text:style-name="T44">depth</text:span><text:span text:style-name="T8">);</text:span></text:p>
      <text:p text:style-name="P35"><text:span text:style-name="T8"><text:tab/></text:span><text:span text:style-name="T44">depth</text:span><text:span text:style-name="T8">--;</text:span></text:p>
      <text:p text:style-name="P35"><text:span text:style-name="T8"><text:tab/></text:span><text:span text:style-name="T46">return</text:span><text:span text:style-name="T8"> </text:span><text:span text:style-name="T44">r</text:span><text:span text:style-name="T8">;</text:span></text:p>
      <text:p text:style-name="P34">}</text:p>
      <text:p text:style-name="P34"/>
      <text:p text:style-name="P35"><text:span text:style-name="T53">Pair</text:span><text:span text:style-name="T8">&lt;</text:span><text:span text:style-name="T53">Node</text:span><text:span text:style-name="T8">*&gt; split(</text:span><text:span text:style-name="T53">Node</text:span><text:span text:style-name="T8">* </text:span><text:span text:style-name="T44">t</text:span><text:span text:style-name="T8">, </text:span><text:span text:style-name="T46">int</text:span><text:span text:style-name="T8"> </text:span><text:span text:style-name="T44">k</text:span><text:span text:style-name="T8">, </text:span><text:span text:style-name="T46">int</text:span><text:span text:style-name="T8">&amp; </text:span><text:span text:style-name="T44">depth</text:span><text:span text:style-name="T8">) {</text:span></text:p>
      <text:p text:style-name="P35"><text:span text:style-name="T8"><text:tab/></text:span><text:span text:style-name="T46">if</text:span><text:span text:style-name="T8"> (!</text:span><text:span text:style-name="T44">depth</text:span><text:span text:style-name="T8">) {</text:span></text:p>
      <text:p text:style-name="P35"><text:span text:style-name="T8"><text:tab/><text:tab/>cout </text:span><text:span text:style-name="T54">&lt;&lt;</text:span><text:span text:style-name="T8"> </text:span><text:span text:style-name="T45">"\nAttempting to split the tree.\n"</text:span><text:span text:style-name="T8">;</text:span></text:p>
      <text:p text:style-name="P34"><text:tab/>}</text:p>
      <text:p text:style-name="P35"><text:span text:style-name="T8"><text:tab/></text:span><text:span text:style-name="T46">if</text:span><text:span text:style-name="T8"> (</text:span><text:span text:style-name="T44">t</text:span><text:span text:style-name="T8"> == </text:span><text:span text:style-name="T46">nullptr</text:span><text:span text:style-name="T8">) {</text:span></text:p>
      <text:p text:style-name="P35"><text:span text:style-name="T8"><text:tab/><text:tab/></text:span><text:span text:style-name="T46">return</text:span><text:span text:style-name="T8"> </text:span><text:span text:style-name="T53">Pair</text:span><text:span text:style-name="T8">&lt;</text:span><text:span text:style-name="T53">Node</text:span><text:span text:style-name="T8">*&gt;(</text:span><text:span text:style-name="T46">nullptr</text:span><text:span text:style-name="T8">, </text:span><text:span text:style-name="T46">nullptr</text:span><text:span text:style-name="T8">);</text:span></text:p>
      <text:p text:style-name="P34"><text:tab/>}</text:p>
      <text:p text:style-name="P35"><text:span text:style-name="T8"><text:tab/></text:span><text:span text:style-name="T46">else</text:span><text:span text:style-name="T8"> </text:span><text:span text:style-name="T46">if</text:span><text:span text:style-name="T8"> (</text:span><text:span text:style-name="T44">k</text:span><text:span text:style-name="T8"> &gt; </text:span><text:span text:style-name="T44">t</text:span><text:span text:style-name="T8">-&gt;p.x) {</text:span></text:p>
      <text:p text:style-name="P35"><text:span text:style-name="T8"><text:tab/><text:tab/>indent(</text:span><text:span text:style-name="T44">depth</text:span><text:span text:style-name="T8">);</text:span></text:p>
      <text:p text:style-name="P35"><text:span text:style-name="T8"><text:tab/><text:tab/>cout </text:span><text:span text:style-name="T54">&lt;&lt;</text:span><text:span text:style-name="T8"> </text:span><text:span text:style-name="T45">"Descending to <text:s/>the right branch of <text:s/>"</text:span><text:span text:style-name="T8"> </text:span><text:span text:style-name="T54">&lt;&lt;</text:span><text:span text:style-name="T8"> </text:span><text:span text:style-name="T44">t</text:span><text:span text:style-name="T8">-&gt;p.x </text:span><text:span text:style-name="T54">&lt;&lt;</text:span><text:span text:style-name="T8"> </text:span><text:span text:style-name="T45">" <text:s/>"</text:span><text:span text:style-name="T8"> </text:span><text:span text:style-name="T54">&lt;&lt;</text:span><text:span text:style-name="T8"> </text:span><text:span text:style-name="T44">t</text:span><text:span text:style-name="T8">-&gt;p.y </text:span><text:span text:style-name="T54">&lt;&lt;</text:span><text:span text:style-name="T8"> </text:span><text:span text:style-name="T45">"\n"</text:span><text:span text:style-name="T8">;</text:span></text:p>
      <text:p text:style-name="P35"><text:span text:style-name="T8"><text:tab/><text:tab/></text:span><text:span text:style-name="T44">depth</text:span><text:span text:style-name="T8">++;</text:span></text:p>
      <text:p text:style-name="P35"><text:span text:style-name="T8"><text:tab/><text:tab/></text:span><text:span text:style-name="T53">Pair</text:span><text:span text:style-name="T8">&lt;</text:span><text:span text:style-name="T53">Node</text:span><text:span text:style-name="T8">*&gt; nPair = split(</text:span><text:span text:style-name="T44">t</text:span><text:span text:style-name="T8">-&gt;r, </text:span><text:span text:style-name="T44">k</text:span><text:span text:style-name="T8">, </text:span><text:span text:style-name="T44">depth</text:span><text:span text:style-name="T8">);</text:span></text:p>
      <text:p text:style-name="P35"><text:span text:style-name="T8"><text:tab/><text:tab/></text:span><text:span text:style-name="T44">depth</text:span><text:span text:style-name="T8">++;</text:span></text:p>
      <text:p text:style-name="P35"><text:span text:style-name="T8"><text:tab/><text:tab/></text:span><text:span text:style-name="T44">t</text:span><text:span text:style-name="T8">-&gt;r = nPair.x;</text:span></text:p>
      <text:p text:style-name="P35"><text:span text:style-name="T8"><text:tab/><text:tab/></text:span><text:span text:style-name="T46">return</text:span><text:span text:style-name="T8"> </text:span><text:span text:style-name="T53">Pair</text:span><text:span text:style-name="T8">&lt;</text:span><text:span text:style-name="T53">Node</text:span><text:span text:style-name="T8">*&gt;(</text:span><text:span text:style-name="T44">t</text:span><text:span text:style-name="T8">, nPair.y);</text:span></text:p>
      <text:p text:style-name="P34"><text:tab/>}</text:p>
      <text:p text:style-name="P35"><text:span text:style-name="T8"><text:tab/></text:span><text:span text:style-name="T46">else</text:span><text:span text:style-name="T8">{</text:span></text:p>
      <text:p text:style-name="P35"><text:span text:style-name="T8"><text:tab/><text:tab/>indent(</text:span><text:span text:style-name="T44">depth</text:span><text:span text:style-name="T8">);</text:span></text:p>
      <text:p text:style-name="P35"><text:span text:style-name="T8"><text:tab/><text:tab/>cout </text:span><text:span text:style-name="T54">&lt;&lt;</text:span><text:span text:style-name="T8"> </text:span><text:span text:style-name="T45">"Descending to <text:s/>the left branch of <text:s/>"</text:span><text:span text:style-name="T8"> </text:span><text:span text:style-name="T54">&lt;&lt;</text:span><text:span text:style-name="T8"> </text:span><text:span text:style-name="T44">t</text:span><text:span text:style-name="T8">-&gt;p.x </text:span><text:span text:style-name="T54">&lt;&lt;</text:span><text:span text:style-name="T8"> </text:span><text:span text:style-name="T45">" <text:s/>"</text:span><text:span text:style-name="T8"> </text:span><text:span text:style-name="T54">&lt;&lt;</text:span><text:span text:style-name="T8"> </text:span><text:span text:style-name="T44">t</text:span><text:span text:style-name="T8">-&gt;p.y </text:span><text:span text:style-name="T54">&lt;&lt;</text:span><text:span text:style-name="T8"> </text:span><text:span text:style-name="T45">"\n"</text:span><text:span text:style-name="T8">;</text:span></text:p>
      <text:p text:style-name="P35"><text:span text:style-name="T8"><text:tab/><text:tab/></text:span><text:span text:style-name="T44">depth</text:span><text:span text:style-name="T8">++;</text:span></text:p>
      <text:p text:style-name="P35"><text:span text:style-name="T8"><text:tab/><text:tab/></text:span><text:span text:style-name="T53">Pair</text:span><text:span text:style-name="T8">&lt;</text:span><text:span text:style-name="T53">Node</text:span><text:span text:style-name="T8">*&gt; nPair = split(</text:span><text:span text:style-name="T44">t</text:span><text:span text:style-name="T8">-&gt;l, </text:span><text:span text:style-name="T44">k</text:span><text:span text:style-name="T8">, </text:span><text:span text:style-name="T44">depth</text:span><text:span text:style-name="T8">);</text:span></text:p>
      <text:p text:style-name="P35"><text:span text:style-name="T8"><text:tab/><text:tab/></text:span><text:span text:style-name="T44">depth</text:span><text:span text:style-name="T8">--;</text:span></text:p>
      <text:p text:style-name="P35"><text:span text:style-name="T8"><text:tab/><text:tab/></text:span><text:span text:style-name="T44">t</text:span><text:span text:style-name="T8">-&gt;l = nPair.y;</text:span></text:p>
      <text:p text:style-name="P35"><text:span text:style-name="T8"><text:tab/><text:tab/></text:span><text:span text:style-name="T46">return</text:span><text:span text:style-name="T8"> </text:span><text:span text:style-name="T53">Pair</text:span><text:span text:style-name="T8">&lt;</text:span><text:span text:style-name="T53">Node</text:span><text:span text:style-name="T8">*&gt;(nPair.x, </text:span><text:span text:style-name="T44">t</text:span><text:span text:style-name="T8">);</text:span></text:p>
      <text:p text:style-name="P34"><text:tab/>}</text:p>
      <text:p text:style-name="P35"><text:span text:style-name="T8"><text:tab/></text:span><text:span text:style-name="T46">return</text:span><text:span text:style-name="T8"> </text:span><text:span text:style-name="T53">Pair</text:span><text:span text:style-name="T8">&lt;</text:span><text:span text:style-name="T53">Node</text:span><text:span text:style-name="T8">*&gt;(</text:span><text:span text:style-name="T44">t</text:span><text:span text:style-name="T8">, </text:span><text:span text:style-name="T46">nullptr</text:span><text:span text:style-name="T8">);</text:span></text:p>
      <text:p text:style-name="P34">}</text:p>
      <text:p text:style-name="P34"/>
      <text:p text:style-name="P35"><text:span text:style-name="T53">Node</text:span><text:span text:style-name="T8">* add(</text:span><text:span text:style-name="T53">Node</text:span><text:span text:style-name="T8">* </text:span><text:span text:style-name="T44">t</text:span><text:span text:style-name="T8">, </text:span><text:span text:style-name="T46">int</text:span><text:span text:style-name="T8"> </text:span><text:span text:style-name="T44">k</text:span><text:span text:style-name="T8">, </text:span><text:span text:style-name="T46">int</text:span><text:span text:style-name="T8"> </text:span><text:span text:style-name="T44">v</text:span><text:span text:style-name="T8">) {</text:span></text:p>
      <text:p text:style-name="P35"><text:span text:style-name="T8"><text:tab/></text:span><text:span text:style-name="T46">int</text:span><text:span text:style-name="T8"> depth = 0;</text:span></text:p>
      <text:p text:style-name="P35"><text:span text:style-name="T8"><text:tab/>cout </text:span><text:span text:style-name="T54">&lt;&lt;</text:span><text:span text:style-name="T8"> </text:span><text:span text:style-name="T45">"\n\nSplitting the treap by key "</text:span><text:span text:style-name="T8"> </text:span><text:span text:style-name="T54">&lt;&lt;</text:span><text:span text:style-name="T8"> </text:span><text:span text:style-name="T44">k</text:span><text:span text:style-name="T8"> </text:span><text:span text:style-name="T54">&lt;&lt;</text:span><text:span text:style-name="T8"> </text:span><text:span text:style-name="T45">"\n"</text:span><text:span text:style-name="T8">;</text:span></text:p>
      <text:p text:style-name="P35"><text:span text:style-name="T8"><text:tab/></text:span><text:span text:style-name="T53">Pair</text:span><text:span text:style-name="T8">&lt;</text:span><text:span text:style-name="T53">Node</text:span><text:span text:style-name="T8">*&gt; p = split(</text:span><text:span text:style-name="T44">t</text:span><text:span text:style-name="T8">, </text:span><text:span text:style-name="T44">k</text:span><text:span text:style-name="T8">, depth);</text:span></text:p>
      <text:p text:style-name="P35"><text:soft-page-break/><text:span text:style-name="T8"><text:tab/></text:span><text:span text:style-name="T53">Node</text:span><text:span text:style-name="T8">* n = </text:span><text:span text:style-name="T46">new</text:span><text:span text:style-name="T8"> </text:span><text:span text:style-name="T53">Node</text:span><text:span text:style-name="T8">(</text:span><text:span text:style-name="T44">k</text:span><text:span text:style-name="T8">, </text:span><text:span text:style-name="T44">v</text:span><text:span text:style-name="T8">);</text:span></text:p>
      <text:p text:style-name="P35"><text:span text:style-name="T8"><text:tab/></text:span><text:span text:style-name="T46">return</text:span><text:span text:style-name="T8"> merge(merge(p.x, n, depth), p.y, depth);</text:span></text:p>
      <text:p text:style-name="P34">}</text:p>
      <text:p text:style-name="P34"/>
      <text:p text:style-name="P35"><text:span text:style-name="T53">Node</text:span><text:span text:style-name="T8">* remove(</text:span><text:span text:style-name="T53">Node</text:span><text:span text:style-name="T8">* </text:span><text:span text:style-name="T44">t</text:span><text:span text:style-name="T8">, </text:span><text:span text:style-name="T46">int</text:span><text:span text:style-name="T8"> </text:span><text:span text:style-name="T44">k</text:span><text:span text:style-name="T8">, </text:span><text:span text:style-name="T46">int</text:span><text:span text:style-name="T8">&amp; </text:span><text:span text:style-name="T44">depth</text:span><text:span text:style-name="T8">) {</text:span></text:p>
      <text:p text:style-name="P35"><text:span text:style-name="T8"><text:tab/></text:span><text:span text:style-name="T46">if</text:span><text:span text:style-name="T8"> (!</text:span><text:span text:style-name="T44">depth</text:span><text:span text:style-name="T8">) {</text:span></text:p>
      <text:p text:style-name="P35"><text:span text:style-name="T8"><text:tab/><text:tab/>cout </text:span><text:span text:style-name="T54">&lt;&lt;</text:span><text:span text:style-name="T8"> </text:span><text:span text:style-name="T45">"\nAttempting to remove existing element.\n"</text:span><text:span text:style-name="T8">;</text:span></text:p>
      <text:p text:style-name="P34"><text:tab/>}</text:p>
      <text:p text:style-name="P35"><text:span text:style-name="T8"><text:tab/></text:span><text:span text:style-name="T46">if</text:span><text:span text:style-name="T8"> (</text:span><text:span text:style-name="T44">t</text:span><text:span text:style-name="T8"> != </text:span><text:span text:style-name="T46">nullptr</text:span><text:span text:style-name="T8">) {</text:span></text:p>
      <text:p text:style-name="P35"><text:span text:style-name="T8"><text:tab/><text:tab/>indent(</text:span><text:span text:style-name="T44">depth</text:span><text:span text:style-name="T8">);</text:span></text:p>
      <text:p text:style-name="P35"><text:span text:style-name="T8"><text:tab/><text:tab/>cout </text:span><text:span text:style-name="T54">&lt;&lt;</text:span><text:span text:style-name="T8"> </text:span><text:span text:style-name="T45">"Current element: "</text:span><text:span text:style-name="T8"> </text:span><text:span text:style-name="T54">&lt;&lt;</text:span><text:span text:style-name="T8"> </text:span><text:span text:style-name="T44">t</text:span><text:span text:style-name="T8">-&gt;p.x </text:span><text:span text:style-name="T54">&lt;&lt;</text:span><text:span text:style-name="T8"> </text:span><text:span text:style-name="T45">" <text:s/>"</text:span><text:span text:style-name="T8"> </text:span><text:span text:style-name="T54">&lt;&lt;</text:span><text:span text:style-name="T8"> </text:span><text:span text:style-name="T44">t</text:span><text:span text:style-name="T8">-&gt;p.y </text:span><text:span text:style-name="T54">&lt;&lt;</text:span><text:span text:style-name="T8"> </text:span><text:span text:style-name="T45">"\n"</text:span><text:span text:style-name="T8">;</text:span></text:p>
      <text:p text:style-name="P35"><text:span text:style-name="T8"><text:tab/><text:tab/></text:span><text:span text:style-name="T46">if</text:span><text:span text:style-name="T8"> (</text:span><text:span text:style-name="T44">t</text:span><text:span text:style-name="T8">-&gt;p.x &lt; </text:span><text:span text:style-name="T44">k</text:span><text:span text:style-name="T8">) {</text:span></text:p>
      <text:p text:style-name="P35"><text:span text:style-name="T8"><text:tab/><text:tab/><text:tab/></text:span><text:span text:style-name="T44">depth</text:span><text:span text:style-name="T8">++;</text:span></text:p>
      <text:p text:style-name="P35"><text:span text:style-name="T8"><text:tab/><text:tab/><text:tab/></text:span><text:span text:style-name="T44">t</text:span><text:span text:style-name="T8">-&gt;r = remove(</text:span><text:span text:style-name="T44">t</text:span><text:span text:style-name="T8">-&gt;r, </text:span><text:span text:style-name="T44">k</text:span><text:span text:style-name="T8">, </text:span><text:span text:style-name="T44">depth</text:span><text:span text:style-name="T8">);</text:span></text:p>
      <text:p text:style-name="P35"><text:span text:style-name="T8"><text:tab/><text:tab/><text:tab/></text:span><text:span text:style-name="T44">depth</text:span><text:span text:style-name="T8">--;</text:span></text:p>
      <text:p text:style-name="P35"><text:span text:style-name="T8"><text:tab/><text:tab/><text:tab/></text:span><text:span text:style-name="T46">return</text:span><text:span text:style-name="T8"> </text:span><text:span text:style-name="T44">t</text:span><text:span text:style-name="T8">;</text:span></text:p>
      <text:p text:style-name="P34"><text:tab/><text:tab/>}</text:p>
      <text:p text:style-name="P35"><text:span text:style-name="T8"><text:tab/><text:tab/></text:span><text:span text:style-name="T46">else</text:span><text:span text:style-name="T8"> </text:span><text:span text:style-name="T46">if</text:span><text:span text:style-name="T8"> (</text:span><text:span text:style-name="T44">t</text:span><text:span text:style-name="T8">-&gt;p.x &gt; </text:span><text:span text:style-name="T44">k</text:span><text:span text:style-name="T8">) {</text:span></text:p>
      <text:p text:style-name="P35"><text:span text:style-name="T8"><text:tab/><text:tab/><text:tab/></text:span><text:span text:style-name="T44">depth</text:span><text:span text:style-name="T8">++;</text:span></text:p>
      <text:p text:style-name="P35"><text:span text:style-name="T8"><text:tab/><text:tab/><text:tab/></text:span><text:span text:style-name="T44">t</text:span><text:span text:style-name="T8">-&gt;l = remove(</text:span><text:span text:style-name="T44">t</text:span><text:span text:style-name="T8">-&gt;l, </text:span><text:span text:style-name="T44">k</text:span><text:span text:style-name="T8">, </text:span><text:span text:style-name="T44">depth</text:span><text:span text:style-name="T8">);</text:span></text:p>
      <text:p text:style-name="P35"><text:span text:style-name="T8"><text:tab/><text:tab/><text:tab/></text:span><text:span text:style-name="T44">depth</text:span><text:span text:style-name="T8">--;</text:span></text:p>
      <text:p text:style-name="P35"><text:span text:style-name="T8"><text:tab/><text:tab/><text:tab/></text:span><text:span text:style-name="T46">return</text:span><text:span text:style-name="T8"> </text:span><text:span text:style-name="T44">t</text:span><text:span text:style-name="T8">;</text:span></text:p>
      <text:p text:style-name="P34"><text:tab/><text:tab/>}</text:p>
      <text:p text:style-name="P35"><text:span text:style-name="T8"><text:tab/><text:tab/></text:span><text:span text:style-name="T46">else</text:span><text:span text:style-name="T8"> {</text:span></text:p>
      <text:p text:style-name="P35"><text:span text:style-name="T8"><text:tab/><text:tab/><text:tab/>indent(</text:span><text:span text:style-name="T44">depth</text:span><text:span text:style-name="T8">);</text:span></text:p>
      <text:p text:style-name="P35"><text:span text:style-name="T8"><text:tab/><text:tab/><text:tab/>cout </text:span><text:span text:style-name="T54">&lt;&lt;</text:span><text:span text:style-name="T8"> </text:span><text:span text:style-name="T45">"\nRequired element found: "</text:span><text:span text:style-name="T8"> </text:span><text:span text:style-name="T54">&lt;&lt;</text:span><text:span text:style-name="T8"> </text:span><text:span text:style-name="T44">t</text:span><text:span text:style-name="T8">-&gt;p.x </text:span><text:span text:style-name="T54">&lt;&lt;</text:span><text:span text:style-name="T8"> </text:span><text:span text:style-name="T45">" <text:s/>"</text:span><text:span text:style-name="T8"> </text:span><text:span text:style-name="T54">&lt;&lt;</text:span><text:span text:style-name="T8"> </text:span><text:span text:style-name="T44">t</text:span><text:span text:style-name="T8">-&gt;p.y </text:span><text:span text:style-name="T54">&lt;&lt;</text:span><text:span text:style-name="T8"> </text:span><text:span text:style-name="T45">" , removing...\n"</text:span><text:span text:style-name="T8">;</text:span></text:p>
      <text:p text:style-name="P35"><text:span text:style-name="T8"><text:tab/><text:tab/><text:tab/></text:span><text:span text:style-name="T53">Node</text:span><text:span text:style-name="T8">* l = </text:span><text:span text:style-name="T44">t</text:span><text:span text:style-name="T8">-&gt;l, * r = </text:span><text:span text:style-name="T44">t</text:span><text:span text:style-name="T8">-&gt;r;</text:span></text:p>
      <text:p text:style-name="P35"><text:span text:style-name="T8"><text:tab/><text:tab/><text:tab/></text:span><text:span text:style-name="T44">t</text:span><text:span text:style-name="T8">-&gt;l = </text:span><text:span text:style-name="T46">nullptr</text:span><text:span text:style-name="T8">;</text:span></text:p>
      <text:p text:style-name="P35"><text:span text:style-name="T8"><text:tab/><text:tab/><text:tab/></text:span><text:span text:style-name="T44">t</text:span><text:span text:style-name="T8">-&gt;r = </text:span><text:span text:style-name="T46">nullptr</text:span><text:span text:style-name="T8">;</text:span></text:p>
      <text:p text:style-name="P35"><text:span text:style-name="T8"><text:tab/><text:tab/><text:tab/>dispose(</text:span><text:span text:style-name="T44">t</text:span><text:span text:style-name="T8">);</text:span></text:p>
      <text:p text:style-name="P35"><text:span text:style-name="T8"><text:tab/><text:tab/><text:tab/></text:span><text:span text:style-name="T46">return</text:span><text:span text:style-name="T8"> merge(l, r, </text:span><text:span text:style-name="T44">depth</text:span><text:span text:style-name="T8">);</text:span></text:p>
      <text:p text:style-name="P34"><text:tab/><text:tab/>}</text:p>
      <text:p text:style-name="P34"><text:tab/>}</text:p>
      <text:p text:style-name="P35"><text:span text:style-name="T8"><text:tab/></text:span><text:span text:style-name="T46">return</text:span><text:span text:style-name="T8"> </text:span><text:span text:style-name="T44">t</text:span><text:span text:style-name="T8">;</text:span></text:p>
      <text:p text:style-name="P34">}</text:p>
      <text:p text:style-name="P34"/>
      <text:p text:style-name="P35"><text:span text:style-name="T46">void</text:span><text:span text:style-name="T8"> printTreap(</text:span><text:span text:style-name="T53">Node</text:span><text:span text:style-name="T8">* </text:span><text:span text:style-name="T44">t</text:span><text:span text:style-name="T8">, </text:span><text:span text:style-name="T46">int</text:span><text:span text:style-name="T8">&amp; </text:span><text:span text:style-name="T44">depth</text:span><text:span text:style-name="T8">) {</text:span></text:p>
      <text:p text:style-name="P35"><text:span text:style-name="T8"><text:tab/></text:span><text:span text:style-name="T46">if</text:span><text:span text:style-name="T8"> (</text:span><text:span text:style-name="T44">t</text:span><text:span text:style-name="T8"> != </text:span><text:span text:style-name="T46">nullptr</text:span><text:span text:style-name="T8">) {</text:span></text:p>
      <text:p text:style-name="P35"><text:span text:style-name="T8"><text:tab/><text:tab/></text:span><text:span text:style-name="T46">if</text:span><text:span text:style-name="T8"> (</text:span><text:span text:style-name="T44">t</text:span><text:span text:style-name="T8">-&gt;r != </text:span><text:span text:style-name="T46">nullptr</text:span><text:span text:style-name="T8">) {</text:span></text:p>
      <text:p text:style-name="P35"><text:span text:style-name="T8"><text:tab/><text:tab/><text:tab/></text:span><text:span text:style-name="T44">depth</text:span><text:span text:style-name="T8">++;</text:span></text:p>
      <text:p text:style-name="P35"><text:span text:style-name="T8"><text:tab/><text:tab/><text:tab/>printTreap(</text:span><text:span text:style-name="T44">t</text:span><text:span text:style-name="T8">-&gt;r, </text:span><text:span text:style-name="T44">depth</text:span><text:span text:style-name="T8">);</text:span></text:p>
      <text:p text:style-name="P35"><text:span text:style-name="T8"><text:tab/><text:tab/><text:tab/></text:span><text:span text:style-name="T44">depth</text:span><text:span text:style-name="T8">--;</text:span></text:p>
      <text:p text:style-name="P34"><text:tab/><text:tab/>}</text:p>
      <text:p text:style-name="P35"><text:span text:style-name="T8"><text:tab/><text:tab/>indent(</text:span><text:span text:style-name="T44">depth</text:span><text:span text:style-name="T8">);</text:span></text:p>
      <text:p text:style-name="P35"><text:span text:style-name="T8"><text:tab/><text:tab/>cout </text:span><text:span text:style-name="T54">&lt;&lt;</text:span><text:span text:style-name="T8"> </text:span><text:span text:style-name="T44">t</text:span><text:span text:style-name="T8">-&gt;p.x </text:span><text:span text:style-name="T54">&lt;&lt;</text:span><text:span text:style-name="T8"> </text:span><text:span text:style-name="T45">" <text:s/>"</text:span><text:span text:style-name="T8"> </text:span><text:span text:style-name="T54">&lt;&lt;</text:span><text:span text:style-name="T8"> </text:span><text:span text:style-name="T44">t</text:span><text:span text:style-name="T8">-&gt;p.y </text:span><text:span text:style-name="T54">&lt;&lt;</text:span><text:span text:style-name="T8"> </text:span><text:span text:style-name="T45">"\n"</text:span><text:span text:style-name="T8">;</text:span></text:p>
      <text:p text:style-name="P35"><text:span text:style-name="T8"><text:tab/><text:tab/></text:span><text:span text:style-name="T46">if</text:span><text:span text:style-name="T8"> (</text:span><text:span text:style-name="T44">t</text:span><text:span text:style-name="T8">-&gt;l != </text:span><text:span text:style-name="T46">nullptr</text:span><text:span text:style-name="T8">) {</text:span></text:p>
      <text:p text:style-name="P35"><text:span text:style-name="T8"><text:tab/><text:tab/><text:tab/></text:span><text:span text:style-name="T44">depth</text:span><text:span text:style-name="T8">++;</text:span></text:p>
      <text:p text:style-name="P35"><text:span text:style-name="T8"><text:tab/><text:tab/><text:tab/>printTreap(</text:span><text:span text:style-name="T44">t</text:span><text:span text:style-name="T8">-&gt;l, </text:span><text:span text:style-name="T44">depth</text:span><text:span text:style-name="T8">);</text:span></text:p>
      <text:p text:style-name="P35"><text:span text:style-name="T8"><text:tab/><text:tab/><text:tab/></text:span><text:span text:style-name="T44">depth</text:span><text:span text:style-name="T8">--;</text:span></text:p>
      <text:p text:style-name="P34"><text:tab/><text:tab/>}</text:p>
      <text:p text:style-name="P34"><text:tab/>}</text:p>
      <text:p text:style-name="P34">}</text:p>
      <text:p text:style-name="P34"/>
      <text:p text:style-name="P35"><text:span text:style-name="T46">void</text:span><text:span text:style-name="T8"> printAscendingToFile(</text:span><text:span text:style-name="T53">Node</text:span><text:span text:style-name="T8">* </text:span><text:span text:style-name="T44">t</text:span><text:span text:style-name="T8">, </text:span><text:span text:style-name="T46">const</text:span><text:span text:style-name="T8"> </text:span><text:span text:style-name="T53">string</text:span><text:span text:style-name="T8">&amp; </text:span><text:span text:style-name="T44">filename</text:span><text:span text:style-name="T8">) {</text:span></text:p>
      <text:p text:style-name="P35"><text:span text:style-name="T8"><text:tab/></text:span><text:span text:style-name="T46">if</text:span><text:span text:style-name="T8"> (</text:span><text:span text:style-name="T44">t</text:span><text:span text:style-name="T8"> != </text:span><text:span text:style-name="T46">nullptr</text:span><text:span text:style-name="T8">) {</text:span></text:p>
      <text:p text:style-name="P35"><text:span text:style-name="T8"><text:tab/><text:tab/></text:span><text:span text:style-name="T46">if</text:span><text:span text:style-name="T8"> (</text:span><text:span text:style-name="T44">t</text:span><text:span text:style-name="T8">-&gt;l != </text:span><text:span text:style-name="T46">nullptr</text:span><text:span text:style-name="T8">) {</text:span></text:p>
      <text:p text:style-name="P35"><text:span text:style-name="T8"><text:tab/><text:tab/><text:tab/>printAscendingToFile(</text:span><text:span text:style-name="T44">t</text:span><text:span text:style-name="T8">-&gt;l, </text:span><text:span text:style-name="T44">filename</text:span><text:span text:style-name="T8">);</text:span></text:p>
      <text:p text:style-name="P34"><text:tab/><text:tab/>}</text:p>
      <text:p text:style-name="P35"><text:span text:style-name="T8"><text:tab/><text:tab/>writeToFile(</text:span><text:span text:style-name="T44">filename</text:span><text:span text:style-name="T8">, </text:span><text:span text:style-name="T44">t</text:span><text:span text:style-name="T8">-&gt;p.x);</text:span></text:p>
      <text:p text:style-name="P35"><text:span text:style-name="T8"><text:tab/><text:tab/>writeToFile(</text:span><text:span text:style-name="T44">filename</text:span><text:span text:style-name="T8">, </text:span><text:span text:style-name="T45">" <text:s/>"</text:span><text:span text:style-name="T8">);</text:span></text:p>
      <text:p text:style-name="P35"><text:span text:style-name="T8"><text:tab/><text:tab/>writeToFile(</text:span><text:span text:style-name="T44">filename</text:span><text:span text:style-name="T8">, </text:span><text:span text:style-name="T44">t</text:span><text:span text:style-name="T8">-&gt;p.y);</text:span></text:p>
      <text:p text:style-name="P35"><text:span text:style-name="T8"><text:tab/><text:tab/>writeToFile(</text:span><text:span text:style-name="T44">filename</text:span><text:span text:style-name="T8">, <text:s/></text:span><text:span text:style-name="T45">'\n'</text:span><text:span text:style-name="T8">);</text:span></text:p>
      <text:p text:style-name="P35"><text:soft-page-break/><text:span text:style-name="T8"><text:tab/><text:tab/></text:span><text:span text:style-name="T46">if</text:span><text:span text:style-name="T8"> (</text:span><text:span text:style-name="T44">t</text:span><text:span text:style-name="T8">-&gt;r != </text:span><text:span text:style-name="T46">nullptr</text:span><text:span text:style-name="T8">) {</text:span></text:p>
      <text:p text:style-name="P35"><text:span text:style-name="T8"><text:tab/><text:tab/><text:tab/>printAscendingToFile(</text:span><text:span text:style-name="T44">t</text:span><text:span text:style-name="T8">-&gt;r, </text:span><text:span text:style-name="T44">filename</text:span><text:span text:style-name="T8">);</text:span></text:p>
      <text:p text:style-name="P34"><text:tab/><text:tab/>}</text:p>
      <text:p text:style-name="P34"><text:tab/>}</text:p>
      <text:p text:style-name="P34">}</text:p>
      <text:p text:style-name="P34"/>
      <text:p text:style-name="P35"><text:span text:style-name="T46">int</text:span><text:span text:style-name="T8"> main() {</text:span></text:p>
      <text:p text:style-name="P35"><text:span text:style-name="T8"><text:tab/>srand(time(</text:span><text:span text:style-name="T46">nullptr</text:span><text:span text:style-name="T8">));</text:span></text:p>
      <text:p text:style-name="P35"><text:span text:style-name="T8"><text:tab/></text:span><text:span text:style-name="T46">int</text:span><text:span text:style-name="T8"> command = 0;</text:span></text:p>
      <text:p text:style-name="P35"><text:span text:style-name="T8"><text:tab/></text:span><text:span text:style-name="T46">int</text:span><text:span text:style-name="T8"> key = 0, value = 0;</text:span></text:p>
      <text:p text:style-name="P35"><text:span text:style-name="T8"><text:tab/></text:span><text:span text:style-name="T46">int</text:span><text:span text:style-name="T8"> depth = 0;</text:span></text:p>
      <text:p text:style-name="P35"><text:span text:style-name="T8"><text:tab/></text:span><text:span text:style-name="T53">Node</text:span><text:span text:style-name="T8">* treap = </text:span><text:span text:style-name="T46">nullptr</text:span><text:span text:style-name="T8">;</text:span></text:p>
      <text:p text:style-name="P35"><text:span text:style-name="T8"><text:tab/>cout </text:span><text:span text:style-name="T54">&lt;&lt;</text:span><text:span text:style-name="T8"> </text:span><text:span text:style-name="T45">"Enter : 1 - Console input , 2 - File Input:\n\n"</text:span><text:span text:style-name="T8">;</text:span></text:p>
      <text:p text:style-name="P35"><text:span text:style-name="T8"><text:tab/>cin </text:span><text:span text:style-name="T54">&gt;&gt;</text:span><text:span text:style-name="T8"> command;</text:span></text:p>
      <text:p text:style-name="P34"/>
      <text:p text:style-name="P35"><text:span text:style-name="T8"><text:tab/></text:span><text:span text:style-name="T46">if</text:span><text:span text:style-name="T8"> (command == 2) {</text:span></text:p>
      <text:p text:style-name="P35"><text:span text:style-name="T8"><text:tab/><text:tab/></text:span><text:span text:style-name="T53">string</text:span><text:span text:style-name="T8"> input_filename;</text:span></text:p>
      <text:p text:style-name="P35"><text:span text:style-name="T8"><text:tab/><text:tab/></text:span><text:span text:style-name="T46">const</text:span><text:span text:style-name="T8"> </text:span><text:span text:style-name="T53">string</text:span><text:span text:style-name="T8"> output_filename = </text:span><text:span text:style-name="T45">"output.txt"</text:span><text:span text:style-name="T8">;</text:span></text:p>
      <text:p text:style-name="P35"><text:span text:style-name="T8"><text:tab/><text:tab/></text:span><text:span text:style-name="T53">ifstream</text:span><text:span text:style-name="T8"> in;</text:span></text:p>
      <text:p text:style-name="P35"><text:span text:style-name="T8"><text:tab/><text:tab/></text:span><text:span text:style-name="T53">ofstream</text:span><text:span text:style-name="T8"> out;</text:span></text:p>
      <text:p text:style-name="P34"/>
      <text:p text:style-name="P34"><text:tab/><text:tab/>out.open(output_filename);</text:p>
      <text:p text:style-name="P35"><text:span text:style-name="T8"><text:tab/><text:tab/>out </text:span><text:span text:style-name="T54">&lt;&lt;</text:span><text:span text:style-name="T8"> </text:span><text:span text:style-name="T45">""</text:span><text:span text:style-name="T8">;</text:span></text:p>
      <text:p text:style-name="P34"><text:tab/><text:tab/>out.close();</text:p>
      <text:p text:style-name="P34"/>
      <text:p text:style-name="P35"><text:span text:style-name="T8"><text:tab/><text:tab/>cout </text:span><text:span text:style-name="T54">&lt;&lt;</text:span><text:span text:style-name="T8"> </text:span><text:span text:style-name="T45">"Enter the input file name: \n\n"</text:span><text:span text:style-name="T8">;</text:span></text:p>
      <text:p text:style-name="P35"><text:span text:style-name="T8"><text:tab/><text:tab/>cin </text:span><text:span text:style-name="T54">&gt;&gt;</text:span><text:span text:style-name="T8"> input_filename;</text:span></text:p>
      <text:p text:style-name="P34"><text:tab/><text:tab/>in.open(input_filename);</text:p>
      <text:p text:style-name="P34"/>
      <text:p text:style-name="P35"><text:span text:style-name="T8"><text:tab/><text:tab/></text:span><text:span text:style-name="T46">if</text:span><text:span text:style-name="T8"> (in.is_open()) {</text:span></text:p>
      <text:p text:style-name="P35"><text:span text:style-name="T8"><text:tab/><text:tab/><text:tab/></text:span><text:span text:style-name="T46">while</text:span><text:span text:style-name="T8"> (!in.eof()) {</text:span></text:p>
      <text:p text:style-name="P35"><text:span text:style-name="T8"><text:tab/><text:tab/><text:tab/><text:tab/></text:span><text:span text:style-name="T46">if</text:span><text:span text:style-name="T8"> (</text:span><text:span text:style-name="T54">!</text:span><text:span text:style-name="T8">(in </text:span><text:span text:style-name="T54">&gt;&gt;</text:span><text:span text:style-name="T8"> key) || </text:span><text:span text:style-name="T54">!</text:span><text:span text:style-name="T8">(in </text:span><text:span text:style-name="T54">&gt;&gt;</text:span><text:span text:style-name="T8"> value)) {</text:span></text:p>
      <text:p text:style-name="P35"><text:span text:style-name="T8"><text:tab/><text:tab/><text:tab/><text:tab/><text:tab/></text:span><text:span text:style-name="T46">break</text:span><text:span text:style-name="T8">;</text:span></text:p>
      <text:p text:style-name="P34"><text:tab/><text:tab/><text:tab/><text:tab/>}</text:p>
      <text:p text:style-name="P35"><text:span text:style-name="T8"><text:tab/><text:tab/><text:tab/><text:tab/></text:span><text:span text:style-name="T46">if</text:span><text:span text:style-name="T8"> (isIn(treap, key)) {</text:span></text:p>
      <text:p text:style-name="P35"><text:span text:style-name="T8"><text:tab/><text:tab/><text:tab/><text:tab/><text:tab/>cout </text:span><text:span text:style-name="T54">&lt;&lt;</text:span><text:span text:style-name="T8"> </text:span><text:span text:style-name="T45">"\n\nElement with key = "</text:span><text:span text:style-name="T8"> </text:span><text:span text:style-name="T54">&lt;&lt;</text:span><text:span text:style-name="T8"> key </text:span><text:span text:style-name="T54">&lt;&lt;</text:span><text:span text:style-name="T8"> </text:span><text:span text:style-name="T45">" already exists. Replacing..."</text:span><text:span text:style-name="T8">;</text:span></text:p>
      <text:p text:style-name="P34"><text:tab/><text:tab/><text:tab/><text:tab/><text:tab/>treap = remove(treap, key, depth);</text:p>
      <text:p text:style-name="P34"><text:tab/><text:tab/><text:tab/><text:tab/>}</text:p>
      <text:p text:style-name="P35"><text:span text:style-name="T8"><text:tab/><text:tab/><text:tab/><text:tab/>cout </text:span><text:span text:style-name="T54">&lt;&lt;</text:span><text:span text:style-name="T8"> </text:span><text:span text:style-name="T45">"\n\nAdding new element with key = "</text:span><text:span text:style-name="T8"> </text:span><text:span text:style-name="T54">&lt;&lt;</text:span><text:span text:style-name="T8"> key </text:span><text:span text:style-name="T54">&lt;&lt;</text:span><text:span text:style-name="T8"> </text:span><text:span text:style-name="T45">" to the treap\n"</text:span><text:span text:style-name="T8">;</text:span></text:p>
      <text:p text:style-name="P34"><text:tab/><text:tab/><text:tab/><text:tab/>treap = add(treap, key, value);</text:p>
      <text:p text:style-name="P34"><text:tab/><text:tab/><text:tab/>}</text:p>
      <text:p text:style-name="P35"><text:span text:style-name="T8"><text:tab/><text:tab/><text:tab/></text:span><text:span text:style-name="T46">if</text:span><text:span text:style-name="T8"> (treap != </text:span><text:span text:style-name="T46">nullptr</text:span><text:span text:style-name="T8">) {</text:span></text:p>
      <text:p text:style-name="P34"><text:tab/><text:tab/><text:tab/><text:tab/>printTreap(treap, depth);</text:p>
      <text:p text:style-name="P34"><text:tab/><text:tab/><text:tab/><text:tab/>printAscendingToFile(treap, output_filename);</text:p>
      <text:p text:style-name="P35"><text:span text:style-name="T8"><text:tab/><text:tab/><text:tab/><text:tab/>cout </text:span><text:span text:style-name="T54">&lt;&lt;</text:span><text:span text:style-name="T8"> </text:span><text:span text:style-name="T45">"\nCheck out the results in \"output.txt\"\n"</text:span><text:span text:style-name="T8">;</text:span></text:p>
      <text:p text:style-name="P34"><text:tab/><text:tab/><text:tab/>}</text:p>
      <text:p text:style-name="P35"><text:span text:style-name="T8"><text:tab/><text:tab/><text:tab/></text:span><text:span text:style-name="T46">else</text:span><text:span text:style-name="T8"> {</text:span></text:p>
      <text:p text:style-name="P35"><text:span text:style-name="T8"><text:tab/><text:tab/><text:tab/><text:tab/>cout </text:span><text:span text:style-name="T54">&lt;&lt;</text:span><text:span text:style-name="T8"> </text:span><text:span text:style-name="T45">"File is empty or contains inappropriate data.\n"</text:span><text:span text:style-name="T8">;</text:span></text:p>
      <text:p text:style-name="P34"><text:tab/><text:tab/><text:tab/>}</text:p>
      <text:p text:style-name="P34"><text:tab/><text:tab/>}</text:p>
      <text:p text:style-name="P35"><text:span text:style-name="T8"><text:tab/><text:tab/></text:span><text:span text:style-name="T46">else</text:span><text:span text:style-name="T8"> {</text:span></text:p>
      <text:p text:style-name="P35"><text:span text:style-name="T8"><text:tab/><text:tab/><text:tab/>cout </text:span><text:span text:style-name="T54">&lt;&lt;</text:span><text:span text:style-name="T8"> input_filename </text:span><text:span text:style-name="T54">&lt;&lt;</text:span><text:span text:style-name="T8"> </text:span><text:span text:style-name="T45">" doesn't exist!\n"</text:span><text:span text:style-name="T8">;</text:span></text:p>
      <text:p text:style-name="P34"><text:tab/><text:tab/>}</text:p>
      <text:p text:style-name="P34"><text:tab/>}</text:p>
      <text:p text:style-name="P35"><text:span text:style-name="T8"><text:tab/></text:span><text:span text:style-name="T46">else</text:span><text:span text:style-name="T8"> </text:span><text:span text:style-name="T46">if</text:span><text:span text:style-name="T8"> (command == 1) {</text:span></text:p>
      <text:p text:style-name="P35"><text:span text:style-name="T8"><text:tab/><text:tab/>cout </text:span><text:span text:style-name="T54">&lt;&lt;</text:span><text:span text:style-name="T8"> </text:span><text:span text:style-name="T45">"Enter the pairs (key then value, both integer) or anything except that (to finish): \n\n"</text:span><text:span text:style-name="T8">;</text:span></text:p>
      <text:p text:style-name="P35"><text:span text:style-name="T8"><text:tab/><text:tab/></text:span><text:span text:style-name="T46">while</text:span><text:span text:style-name="T8"> ((cin </text:span><text:span text:style-name="T54">&gt;&gt;</text:span><text:span text:style-name="T8"> key)) {</text:span></text:p>
      <text:p text:style-name="P35"><text:span text:style-name="T8"><text:tab/><text:tab/><text:tab/></text:span><text:span text:style-name="T46">if</text:span><text:span text:style-name="T8"> (</text:span><text:span text:style-name="T54">!</text:span><text:span text:style-name="T8">(cin </text:span><text:span text:style-name="T54">&gt;&gt;</text:span><text:span text:style-name="T8"> value)) {</text:span></text:p>
      <text:p text:style-name="P35"><text:span text:style-name="T8"><text:tab/><text:tab/><text:tab/><text:tab/></text:span><text:span text:style-name="T46">break</text:span><text:span text:style-name="T8">;</text:span></text:p>
      <text:p text:style-name="P34"><text:soft-page-break/><text:tab/><text:tab/><text:tab/>}</text:p>
      <text:p text:style-name="P35"><text:span text:style-name="T8"><text:tab/><text:tab/><text:tab/></text:span><text:span text:style-name="T46">if</text:span><text:span text:style-name="T8"> (isIn(treap, key)) {</text:span></text:p>
      <text:p text:style-name="P35"><text:span text:style-name="T8"><text:tab/><text:tab/><text:tab/><text:tab/>cout </text:span><text:span text:style-name="T54">&lt;&lt;</text:span><text:span text:style-name="T8"> </text:span><text:span text:style-name="T45">"\n\nElement with key = "</text:span><text:span text:style-name="T8"> </text:span><text:span text:style-name="T54">&lt;&lt;</text:span><text:span text:style-name="T8"> key </text:span><text:span text:style-name="T54">&lt;&lt;</text:span><text:span text:style-name="T8"> </text:span><text:span text:style-name="T45">" already exists. Replacing..."</text:span><text:span text:style-name="T8">;</text:span></text:p>
      <text:p text:style-name="P34"><text:tab/><text:tab/><text:tab/><text:tab/>treap = remove(treap, key, depth);</text:p>
      <text:p text:style-name="P34"><text:tab/><text:tab/><text:tab/>}</text:p>
      <text:p text:style-name="P35"><text:span text:style-name="T8"><text:tab/><text:tab/><text:tab/>cout </text:span><text:span text:style-name="T54">&lt;&lt;</text:span><text:span text:style-name="T8"> </text:span><text:span text:style-name="T45">"\n\nAdding new element with key = "</text:span><text:span text:style-name="T8"> </text:span><text:span text:style-name="T54">&lt;&lt;</text:span><text:span text:style-name="T8"> key </text:span><text:span text:style-name="T54">&lt;&lt;</text:span><text:span text:style-name="T8"> </text:span><text:span text:style-name="T45">" to the treap\n"</text:span><text:span text:style-name="T8">;</text:span></text:p>
      <text:p text:style-name="P34"><text:tab/><text:tab/><text:tab/>treap = add(treap, key, value);</text:p>
      <text:p text:style-name="P34"><text:tab/><text:tab/>}</text:p>
      <text:p text:style-name="P35"><text:span text:style-name="T8"><text:tab/><text:tab/></text:span><text:span text:style-name="T46">if</text:span><text:span text:style-name="T8"> (treap != </text:span><text:span text:style-name="T46">nullptr</text:span><text:span text:style-name="T8">) {</text:span></text:p>
      <text:p text:style-name="P34"><text:tab/><text:tab/><text:tab/>printTreap(treap, depth);</text:p>
      <text:p text:style-name="P34"><text:tab/><text:tab/>}</text:p>
      <text:p text:style-name="P35"><text:span text:style-name="T8"><text:tab/><text:tab/></text:span><text:span text:style-name="T46">else</text:span><text:span text:style-name="T8"> {</text:span></text:p>
      <text:p text:style-name="P35"><text:span text:style-name="T8"><text:tab/><text:tab/><text:tab/>cout </text:span><text:span text:style-name="T54">&lt;&lt;</text:span><text:span text:style-name="T8"> </text:span><text:span text:style-name="T45">"The treap is empty.\n"</text:span><text:span text:style-name="T8">;</text:span></text:p>
      <text:p text:style-name="P34"><text:tab/><text:tab/>}</text:p>
      <text:p text:style-name="P34"><text:tab/>}</text:p>
      <text:p text:style-name="P35"><text:span text:style-name="T8"><text:tab/></text:span><text:span text:style-name="T46">else</text:span><text:span text:style-name="T8"> {</text:span></text:p>
      <text:p text:style-name="P35"><text:span text:style-name="T8"><text:tab/><text:tab/>cout </text:span><text:span text:style-name="T54">&lt;&lt;</text:span><text:span text:style-name="T8"> </text:span><text:span text:style-name="T45">"\nUnknown command, program finished\n"</text:span><text:span text:style-name="T8">;</text:span></text:p>
      <text:p text:style-name="P34"><text:tab/>}</text:p>
      <text:p text:style-name="P34"/>
      <text:p text:style-name="P35"><text:span text:style-name="T8"><text:tab/></text:span><text:span text:style-name="T46">return</text:span><text:span text:style-name="T8"> 0;</text:span></text:p>
      <text:p text:style-name="P5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>
      <style:paragraph-properties fo:text-align="justify" style:justify-single-word="false" fo:orphans="0" fo:widows="0" style:text-autospace="none"/>
      <style:text-properties style:font-name="a_Timer" fo:font-family="a_Timer, Terminal" style:font-family-generic="roman" style:font-pitch="variable" fo:language="en" fo:country="US" style:font-name-complex="a_Timer" style:font-family-complex="a_Timer, Terminal" style:font-family-generic-complex="roman" style:font-pitch-complex="variabl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fo:color="#111111"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1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creation-date>2020-09-29T14:10:56.716120271</meta:creation-date>
    <meta:editing-cycles>33</meta:editing-cycles>
    <meta:editing-duration>PT3H19M35S</meta:editing-duration>
    <meta:generator>Trio_Office/6.2.8.2$Windows_x86 LibreOffice_project/</meta:generator>
    <dc:date>2020-12-05T14:42:15.735000000</dc:date>
    <meta:document-statistic meta:table-count="2" meta:image-count="0" meta:object-count="0" meta:page-count="11" meta:paragraph-count="332" meta:word-count="1854" meta:character-count="11400" meta:non-whitespace-character-count="9373"/>
  </office:meta>
</office:document-meta>
</file>